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2cm"/>
    </style:style>
    <style:style style:name="co3" style:family="table-column">
      <style:table-column-properties fo:break-before="auto" style:column-width="3cm"/>
    </style:style>
    <style:style style:name="co4" style:family="table-column">
      <style:table-column-properties fo:break-before="auto" style:column-width="3.687cm"/>
    </style:style>
    <style:style style:name="co5" style:family="table-column">
      <style:table-column-properties fo:break-before="auto" style:column-width="2.577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92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0">
      <number:number number:min-integer-digits="1"/>
    </number:number-style>
    <number:currency-style style:name="N5023P0" style:volatile="true" number:language="en" number:country="US" number:automatic-order="true">
      <number:currency-symbol/>
      <number:number number:min-integer-digits="1" number:grouping="true"/>
    </number:currency-style>
    <number:currency-style style:name="N5023" number:language="en" number:country="US" number:automatic-order="true">
      <style:text-properties fo:color="#ff0000"/>
      <number:text>-</number:text>
      <number:currency-symbol/>
      <number:number number:min-integer-digits="1" number:grouping="true"/>
      <style:map style:condition="value()&gt;=0" style:apply-style-name="N5023P0"/>
    </number:currency-style>
    <style:style style:name="ce1" style:family="table-cell" style:parent-style-name="Default" style:data-style-name="N0">
      <style:table-cell-properties fo:border-bottom="none" fo:border-left="0.088cm solid #c0c0c0" fo:border-right="none" fo:border-top="0.088cm solid #c0c0c0"/>
    </style:style>
    <style:style style:name="ce2" style:family="table-cell" style:parent-style-name="Default" style:data-style-name="N0">
      <style:table-cell-properties fo:border-bottom="none" fo:border-left="0.088cm solid #c0c0c0" fo:border-right="none" fo:border-top="none"/>
    </style:style>
    <style:style style:name="ce3" style:family="table-cell" style:parent-style-name="Default">
      <style:table-cell-properties fo:border-bottom="none" fo:border-left="0.088cm solid #c0c0c0" fo:border-right="none" fo:border-top="none"/>
    </style:style>
    <style:style style:name="ce4" style:family="table-cell" style:parent-style-name="Default" style:data-style-name="N0">
      <style:table-cell-properties fo:border-bottom="0.088cm solid #c0c0c0" fo:border-left="0.088cm solid #c0c0c0" fo:border-right="none" fo:border-top="none"/>
    </style:style>
    <style:style style:name="ce5" style:family="table-cell" style:parent-style-name="Default" style:data-style-name="N0">
      <style:table-cell-properties fo:border-bottom="none" fo:border-left="none" fo:border-right="none" fo:border-top="0.088cm solid #c0c0c0"/>
    </style:style>
    <style:style style:name="ce6" style:family="table-cell" style:parent-style-name="Default" style:data-style-name="N0"/>
    <style:style style:name="ce7" style:family="table-cell" style:parent-style-name="Default" style:data-style-name="N0">
      <style:table-cell-properties fo:border-bottom="0.088cm solid #c0c0c0" fo:border-left="none" fo:border-right="none" fo:border-top="none"/>
    </style:style>
    <style:style style:name="ce8" style:family="table-cell" style:parent-style-name="Input" style:data-style-name="N5023"/>
    <style:style style:name="ce9" style:family="table-cell" style:parent-style-name="Default" style:data-style-name="N0">
      <style:table-cell-properties fo:border-bottom="none" fo:border-left="none" fo:border-right="0.088cm solid #c0c0c0" fo:border-top="0.088cm solid #c0c0c0"/>
    </style:style>
    <style:style style:name="ce10" style:family="table-cell" style:parent-style-name="Default" style:data-style-name="N0">
      <style:table-cell-properties fo:border-bottom="none" fo:border-left="none" fo:border-right="0.088cm solid #c0c0c0" fo:border-top="none"/>
    </style:style>
    <style:style style:name="ce11" style:family="table-cell" style:parent-style-name="Default" style:data-style-name="N0">
      <style:table-cell-properties fo:border-bottom="0.088cm solid #c0c0c0" fo:border-left="none" fo:border-right="0.088cm solid #c0c0c0" fo:border-top="none"/>
    </style:style>
  </office:automatic-styles>
  <office:body>
    <office:spreadsheet>
      <table:table table:name="Sales Figures" table:style-name="ta1" table:protected="true" table:print-ranges="'Sales Figures'.C3:'Sales Figures'.I400">
        <table:table-column table:style-name="co1" table:number-columns-repeated="3" table:default-cell-style-name="Background"/>
        <table:table-column table:style-name="co2" table:default-cell-style-name="Background"/>
        <table:table-column table:style-name="co3" table:default-cell-style-name="Background"/>
        <table:table-column table:style-name="co4" table:default-cell-style-name="Background"/>
        <table:table-column table:style-name="co5" table:default-cell-style-name="Background"/>
        <table:table-column table:style-name="co3" table:default-cell-style-name="Background"/>
        <table:table-column table:style-name="co1" table:number-columns-repeated="2" table:default-cell-style-name="Background"/>
        <table:table-column table:style-name="co6" table:number-columns-repeated="233" table:default-cell-style-name="Background"/>
        <table:table-row table:style-name="ro1">
          <table:table-cell table:number-columns-repeated="243"/>
        </table:table-row>
        <table:table-row table:style-name="ro1">
          <table:table-cell/>
          <table:table-cell table:style-name="ce1"/>
          <table:table-cell table:style-name="ce5" table:number-columns-repeated="7"/>
          <table:table-cell table:style-name="ce9"/>
          <table:table-cell table:number-columns-repeated="233"/>
        </table:table-row>
        <table:table-row table:style-name="ro2">
          <table:table-cell/>
          <table:table-cell table:style-name="ce2"/>
          <table:table-cell table:style-name="Heading" office:value-type="string" table:number-columns-spanned="7" table:number-rows-spanned="1">
            <text:p>Sales Figures 1973 to 1998</text:p>
          </table:table-cell>
          <table:covered-table-cell table:number-columns-repeated="6" table:style-name="ce6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e6" table:number-columns-repeated="7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Heading1" office:value-type="string" table:number-columns-spanned="3" table:number-rows-spanned="1">
            <text:p>Sales Figures</text:p>
          </table:table-cell>
          <table:covered-table-cell table:number-columns-repeated="2" table:style-name="ce6"/>
          <table:table-cell table:style-name="ce6" table:number-columns-repeated="4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TL"/>
          <table:table-cell table:style-name="Card_20_T" table:number-columns-repeated="5"/>
          <table:table-cell table:style-name="Card_20_TR"/>
          <table:table-cell table:style-name="ce10"/>
          <table:table-cell table:number-columns-repeated="233"/>
        </table:table-row>
        <table:table-row table:style-name="ro3">
          <table:table-cell/>
          <table:table-cell table:style-name="ce2"/>
          <table:table-cell table:style-name="Card_20_L"/>
          <table:table-cell table:style-name="Column_20_Header" office:value-type="string">
            <text:p>Year</text:p>
          </table:table-cell>
          <table:table-cell table:style-name="Column_20_Header" office:value-type="string">
            <text:p>City</text:p>
          </table:table-cell>
          <table:table-cell table:style-name="Column_20_Header" office:value-type="string">
            <text:p>Item</text:p>
          </table:table-cell>
          <table:table-cell table:style-name="Column_20_Header" office:value-type="string">
            <text:p>Units Sold</text:p>
          </table:table-cell>
          <table:table-cell table:style-name="Column_20_Header" office:value-type="string">
            <text:p>Turnover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74">
            <text:p>1974</text:p>
          </table:table-cell>
          <table:table-cell table:style-name="Input" office:value-type="string">
            <text:p>San Francisco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1900">
            <text:p>1900</text:p>
          </table:table-cell>
          <table:table-cell table:style-name="ce8" office:value-type="currency" office:value="80000">
            <text:p>$80,0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75">
            <text:p>1975</text:p>
          </table:table-cell>
          <table:table-cell table:style-name="Input" office:value-type="string">
            <text:p>New York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800">
            <text:p>800</text:p>
          </table:table-cell>
          <table:table-cell table:style-name="ce8" office:value-type="currency" office:value="32000">
            <text:p>$32,0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75">
            <text:p>1975</text:p>
          </table:table-cell>
          <table:table-cell table:style-name="Input" office:value-type="string">
            <text:p>San Francisco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2900">
            <text:p>2900</text:p>
          </table:table-cell>
          <table:table-cell table:style-name="ce8" office:value-type="currency" office:value="120000">
            <text:p>$120,0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76">
            <text:p>1976</text:p>
          </table:table-cell>
          <table:table-cell table:style-name="Input" office:value-type="string">
            <text:p>Atlanta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300">
            <text:p>300</text:p>
          </table:table-cell>
          <table:table-cell table:style-name="ce8" office:value-type="currency" office:value="12300">
            <text:p>$12,3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76">
            <text:p>1976</text:p>
          </table:table-cell>
          <table:table-cell table:style-name="Input" office:value-type="string">
            <text:p>New York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1200">
            <text:p>1200</text:p>
          </table:table-cell>
          <table:table-cell table:style-name="ce8" office:value-type="currency" office:value="49200">
            <text:p>$49,2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76">
            <text:p>1976</text:p>
          </table:table-cell>
          <table:table-cell table:style-name="Input" office:value-type="string">
            <text:p>San Francisco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3900">
            <text:p>3900</text:p>
          </table:table-cell>
          <table:table-cell table:style-name="ce8" office:value-type="currency" office:value="164000">
            <text:p>$164,0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76">
            <text:p>1976</text:p>
          </table:table-cell>
          <table:table-cell table:style-name="Input" office:value-type="string">
            <text:p>Chicago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700">
            <text:p>700</text:p>
          </table:table-cell>
          <table:table-cell table:style-name="ce8" office:value-type="currency" office:value="28350">
            <text:p>$28,3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77">
            <text:p>1977</text:p>
          </table:table-cell>
          <table:table-cell table:style-name="Input" office:value-type="string">
            <text:p>Atlanta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300">
            <text:p>300</text:p>
          </table:table-cell>
          <table:table-cell table:style-name="ce8" office:value-type="currency" office:value="12150">
            <text:p>$12,1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77">
            <text:p>1977</text:p>
          </table:table-cell>
          <table:table-cell table:style-name="Input" office:value-type="string">
            <text:p>New York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1900">
            <text:p>1900</text:p>
          </table:table-cell>
          <table:table-cell table:style-name="ce8" office:value-type="currency" office:value="76950">
            <text:p>$76,9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77">
            <text:p>1977</text:p>
          </table:table-cell>
          <table:table-cell table:style-name="Input" office:value-type="string">
            <text:p>San Francisco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4300">
            <text:p>4300</text:p>
          </table:table-cell>
          <table:table-cell table:style-name="ce8" office:value-type="currency" office:value="182250">
            <text:p>$182,2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77">
            <text:p>1977</text:p>
          </table:table-cell>
          <table:table-cell table:style-name="Input" office:value-type="string">
            <text:p>Chicago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1300">
            <text:p>1300</text:p>
          </table:table-cell>
          <table:table-cell table:style-name="ce8" office:value-type="currency" office:value="52650">
            <text:p>$52,6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78">
            <text:p>1978</text:p>
          </table:table-cell>
          <table:table-cell table:style-name="Input" office:value-type="string">
            <text:p>Atlanta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400">
            <text:p>400</text:p>
          </table:table-cell>
          <table:table-cell table:style-name="ce8" office:value-type="currency" office:value="14100">
            <text:p>$14,1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78">
            <text:p>1978</text:p>
          </table:table-cell>
          <table:table-cell table:style-name="Input" office:value-type="string">
            <text:p>New York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2300">
            <text:p>2300</text:p>
          </table:table-cell>
          <table:table-cell table:style-name="ce8" office:value-type="currency" office:value="94000">
            <text:p>$94,0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78">
            <text:p>1978</text:p>
          </table:table-cell>
          <table:table-cell table:style-name="Input" office:value-type="string">
            <text:p>San Francisco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5600">
            <text:p>5600</text:p>
          </table:table-cell>
          <table:table-cell table:style-name="ce8" office:value-type="currency" office:value="235000">
            <text:p>$235,0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78">
            <text:p>1978</text:p>
          </table:table-cell>
          <table:table-cell table:style-name="Input" office:value-type="string">
            <text:p>Chicago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1700">
            <text:p>1700</text:p>
          </table:table-cell>
          <table:table-cell table:style-name="ce8" office:value-type="currency" office:value="70500">
            <text:p>$70,5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79">
            <text:p>1979</text:p>
          </table:table-cell>
          <table:table-cell table:style-name="Input" office:value-type="string">
            <text:p>Atlanta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500">
            <text:p>500</text:p>
          </table:table-cell>
          <table:table-cell table:style-name="ce8" office:value-type="currency" office:value="18800">
            <text:p>$18,8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79">
            <text:p>1979</text:p>
          </table:table-cell>
          <table:table-cell table:style-name="Input" office:value-type="string">
            <text:p>New York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2300">
            <text:p>2300</text:p>
          </table:table-cell>
          <table:table-cell table:style-name="ce8" office:value-type="currency" office:value="94000">
            <text:p>$94,0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79">
            <text:p>1979</text:p>
          </table:table-cell>
          <table:table-cell table:style-name="Input" office:value-type="string">
            <text:p>San Francisco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6100">
            <text:p>6100</text:p>
          </table:table-cell>
          <table:table-cell table:style-name="ce8" office:value-type="currency" office:value="258500">
            <text:p>$258,5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79">
            <text:p>1979</text:p>
          </table:table-cell>
          <table:table-cell table:style-name="Input" office:value-type="string">
            <text:p>Chicago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2200">
            <text:p>2200</text:p>
          </table:table-cell>
          <table:table-cell table:style-name="ce8" office:value-type="currency" office:value="89300">
            <text:p>$89,3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0">
            <text:p>1980</text:p>
          </table:table-cell>
          <table:table-cell table:style-name="Input" office:value-type="string">
            <text:p>Atlanta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500">
            <text:p>500</text:p>
          </table:table-cell>
          <table:table-cell table:style-name="ce8" office:value-type="currency" office:value="18200">
            <text:p>$18,2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0">
            <text:p>1980</text:p>
          </table:table-cell>
          <table:table-cell table:style-name="Input" office:value-type="string">
            <text:p>New York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2200">
            <text:p>2200</text:p>
          </table:table-cell>
          <table:table-cell table:style-name="ce8" office:value-type="currency" office:value="91000">
            <text:p>$91,0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0">
            <text:p>1980</text:p>
          </table:table-cell>
          <table:table-cell table:style-name="Input" office:value-type="string">
            <text:p>San Francisco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5600">
            <text:p>5600</text:p>
          </table:table-cell>
          <table:table-cell table:style-name="ce8" office:value-type="currency" office:value="236600">
            <text:p>$236,6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0">
            <text:p>1980</text:p>
          </table:table-cell>
          <table:table-cell table:style-name="Input" office:value-type="string">
            <text:p>Chicago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2400">
            <text:p>2400</text:p>
          </table:table-cell>
          <table:table-cell table:style-name="ce8" office:value-type="currency" office:value="100100">
            <text:p>$100,1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0">
            <text:p>1980</text:p>
          </table:table-cell>
          <table:table-cell table:style-name="Input" office:value-type="string">
            <text:p>Miami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2100">
            <text:p>2100</text:p>
          </table:table-cell>
          <table:table-cell table:style-name="ce8" office:value-type="currency" office:value="86450">
            <text:p>$86,4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1">
            <text:p>1981</text:p>
          </table:table-cell>
          <table:table-cell table:style-name="Input" office:value-type="string">
            <text:p>Atlanta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500">
            <text:p>500</text:p>
          </table:table-cell>
          <table:table-cell table:style-name="ce8" office:value-type="currency" office:value="18200">
            <text:p>$18,2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1">
            <text:p>1981</text:p>
          </table:table-cell>
          <table:table-cell table:style-name="Input" office:value-type="string">
            <text:p>New York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2000">
            <text:p>2000</text:p>
          </table:table-cell>
          <table:table-cell table:style-name="ce8" office:value-type="currency" office:value="81900">
            <text:p>$81,9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1">
            <text:p>1981</text:p>
          </table:table-cell>
          <table:table-cell table:style-name="Input" office:value-type="string">
            <text:p>San Francisco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5800">
            <text:p>5800</text:p>
          </table:table-cell>
          <table:table-cell table:style-name="ce8" office:value-type="currency" office:value="245700">
            <text:p>$245,7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1">
            <text:p>1981</text:p>
          </table:table-cell>
          <table:table-cell table:style-name="Input" office:value-type="string">
            <text:p>Chicago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2400">
            <text:p>2400</text:p>
          </table:table-cell>
          <table:table-cell table:style-name="ce8" office:value-type="currency" office:value="100100">
            <text:p>$100,1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1">
            <text:p>1981</text:p>
          </table:table-cell>
          <table:table-cell table:style-name="Input" office:value-type="string">
            <text:p>Miami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3200">
            <text:p>3200</text:p>
          </table:table-cell>
          <table:table-cell table:style-name="ce8" office:value-type="currency" office:value="131950">
            <text:p>$131,9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2">
            <text:p>1982</text:p>
          </table:table-cell>
          <table:table-cell table:style-name="Input" office:value-type="string">
            <text:p>Atlanta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20">
            <text:p>20</text:p>
          </table:table-cell>
          <table:table-cell table:style-name="ce8" office:value-type="currency" office:value="2600">
            <text:p>$2,6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2">
            <text:p>1982</text:p>
          </table:table-cell>
          <table:table-cell table:style-name="Input" office:value-type="string">
            <text:p>Atlanta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500">
            <text:p>500</text:p>
          </table:table-cell>
          <table:table-cell table:style-name="ce8" office:value-type="currency" office:value="22000">
            <text:p>$22,0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2">
            <text:p>1982</text:p>
          </table:table-cell>
          <table:table-cell table:style-name="Input" office:value-type="string">
            <text:p>New York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40">
            <text:p>40</text:p>
          </table:table-cell>
          <table:table-cell table:style-name="ce8" office:value-type="currency" office:value="5200">
            <text:p>$5,2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2">
            <text:p>1982</text:p>
          </table:table-cell>
          <table:table-cell table:style-name="Input" office:value-type="string">
            <text:p>New York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1900">
            <text:p>1900</text:p>
          </table:table-cell>
          <table:table-cell table:style-name="ce8" office:value-type="currency" office:value="83600">
            <text:p>$83,6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2">
            <text:p>1982</text:p>
          </table:table-cell>
          <table:table-cell table:style-name="Input" office:value-type="string">
            <text:p>San Francisco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160">
            <text:p>160</text:p>
          </table:table-cell>
          <table:table-cell table:style-name="ce8" office:value-type="currency" office:value="26000">
            <text:p>$26,0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2">
            <text:p>1982</text:p>
          </table:table-cell>
          <table:table-cell table:style-name="Input" office:value-type="string">
            <text:p>San Francisco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5500">
            <text:p>5500</text:p>
          </table:table-cell>
          <table:table-cell table:style-name="ce8" office:value-type="currency" office:value="242000">
            <text:p>$242,0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2">
            <text:p>1982</text:p>
          </table:table-cell>
          <table:table-cell table:style-name="Input" office:value-type="string">
            <text:p>Chicago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50">
            <text:p>50</text:p>
          </table:table-cell>
          <table:table-cell table:style-name="ce8" office:value-type="currency" office:value="7800">
            <text:p>$7,8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2">
            <text:p>1982</text:p>
          </table:table-cell>
          <table:table-cell table:style-name="Input" office:value-type="string">
            <text:p>Chicago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2500">
            <text:p>2500</text:p>
          </table:table-cell>
          <table:table-cell table:style-name="ce8" office:value-type="currency" office:value="110000">
            <text:p>$110,0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2">
            <text:p>1982</text:p>
          </table:table-cell>
          <table:table-cell table:style-name="Input" office:value-type="string">
            <text:p>Miami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40">
            <text:p>40</text:p>
          </table:table-cell>
          <table:table-cell table:style-name="ce8" office:value-type="currency" office:value="5200">
            <text:p>$5,2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2">
            <text:p>1982</text:p>
          </table:table-cell>
          <table:table-cell table:style-name="Input" office:value-type="string">
            <text:p>Miami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3500">
            <text:p>3500</text:p>
          </table:table-cell>
          <table:table-cell table:style-name="ce8" office:value-type="currency" office:value="154000">
            <text:p>$154,0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3">
            <text:p>1983</text:p>
          </table:table-cell>
          <table:table-cell table:style-name="Input" office:value-type="string">
            <text:p>Atlanta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40">
            <text:p>40</text:p>
          </table:table-cell>
          <table:table-cell table:style-name="ce8" office:value-type="currency" office:value="5200">
            <text:p>$5,2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3">
            <text:p>1983</text:p>
          </table:table-cell>
          <table:table-cell table:style-name="Input" office:value-type="string">
            <text:p>Atlanta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500">
            <text:p>500</text:p>
          </table:table-cell>
          <table:table-cell table:style-name="ce8" office:value-type="currency" office:value="22000">
            <text:p>$22,0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3">
            <text:p>1983</text:p>
          </table:table-cell>
          <table:table-cell table:style-name="Input" office:value-type="string">
            <text:p>Los Angeles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110">
            <text:p>110</text:p>
          </table:table-cell>
          <table:table-cell table:style-name="ce8" office:value-type="currency" office:value="18200">
            <text:p>$18,2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3">
            <text:p>1983</text:p>
          </table:table-cell>
          <table:table-cell table:style-name="Input" office:value-type="string">
            <text:p>Los Angeles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6000">
            <text:p>6000</text:p>
          </table:table-cell>
          <table:table-cell table:style-name="ce8" office:value-type="currency" office:value="264000">
            <text:p>$264,0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3">
            <text:p>1983</text:p>
          </table:table-cell>
          <table:table-cell table:style-name="Input" office:value-type="string">
            <text:p>New York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80">
            <text:p>80</text:p>
          </table:table-cell>
          <table:table-cell table:style-name="ce8" office:value-type="currency" office:value="13000">
            <text:p>$13,0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3">
            <text:p>1983</text:p>
          </table:table-cell>
          <table:table-cell table:style-name="Input" office:value-type="string">
            <text:p>New York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1800">
            <text:p>1800</text:p>
          </table:table-cell>
          <table:table-cell table:style-name="ce8" office:value-type="currency" office:value="79200">
            <text:p>$79,2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3">
            <text:p>1983</text:p>
          </table:table-cell>
          <table:table-cell table:style-name="Input" office:value-type="string">
            <text:p>San Francisco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240">
            <text:p>240</text:p>
          </table:table-cell>
          <table:table-cell table:style-name="ce8" office:value-type="currency" office:value="39000">
            <text:p>$39,0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3">
            <text:p>1983</text:p>
          </table:table-cell>
          <table:table-cell table:style-name="Input" office:value-type="string">
            <text:p>San Francisco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5600">
            <text:p>5600</text:p>
          </table:table-cell>
          <table:table-cell table:style-name="ce8" office:value-type="currency" office:value="246400">
            <text:p>$246,4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3">
            <text:p>1983</text:p>
          </table:table-cell>
          <table:table-cell table:style-name="Input" office:value-type="string">
            <text:p>Chicago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50">
            <text:p>50</text:p>
          </table:table-cell>
          <table:table-cell table:style-name="ce8" office:value-type="currency" office:value="7800">
            <text:p>$7,8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3">
            <text:p>1983</text:p>
          </table:table-cell>
          <table:table-cell table:style-name="Input" office:value-type="string">
            <text:p>Chicago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2400">
            <text:p>2400</text:p>
          </table:table-cell>
          <table:table-cell table:style-name="ce8" office:value-type="currency" office:value="105600">
            <text:p>$105,6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3">
            <text:p>1983</text:p>
          </table:table-cell>
          <table:table-cell table:style-name="Input" office:value-type="string">
            <text:p>Miami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80">
            <text:p>80</text:p>
          </table:table-cell>
          <table:table-cell table:style-name="ce8" office:value-type="currency" office:value="13000">
            <text:p>$13,0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3">
            <text:p>1983</text:p>
          </table:table-cell>
          <table:table-cell table:style-name="Input" office:value-type="string">
            <text:p>Miami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4500">
            <text:p>4500</text:p>
          </table:table-cell>
          <table:table-cell table:style-name="ce8" office:value-type="currency" office:value="198000">
            <text:p>$198,0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4">
            <text:p>1984</text:p>
          </table:table-cell>
          <table:table-cell table:style-name="Input" office:value-type="string">
            <text:p>Atlanta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50">
            <text:p>50</text:p>
          </table:table-cell>
          <table:table-cell table:style-name="ce8" office:value-type="currency" office:value="7800">
            <text:p>$7,8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4">
            <text:p>1984</text:p>
          </table:table-cell>
          <table:table-cell table:style-name="Input" office:value-type="string">
            <text:p>Atlanta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500">
            <text:p>500</text:p>
          </table:table-cell>
          <table:table-cell table:style-name="ce8" office:value-type="currency" office:value="21750">
            <text:p>$21,7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4">
            <text:p>1984</text:p>
          </table:table-cell>
          <table:table-cell table:style-name="Input" office:value-type="string">
            <text:p>Los Angeles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140">
            <text:p>140</text:p>
          </table:table-cell>
          <table:table-cell table:style-name="ce8" office:value-type="currency" office:value="23400">
            <text:p>$23,4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4">
            <text:p>1984</text:p>
          </table:table-cell>
          <table:table-cell table:style-name="Input" office:value-type="string">
            <text:p>Los Angeles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6400">
            <text:p>6400</text:p>
          </table:table-cell>
          <table:table-cell table:style-name="ce8" office:value-type="currency" office:value="282750">
            <text:p>$282,7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4">
            <text:p>1984</text:p>
          </table:table-cell>
          <table:table-cell table:style-name="Input" office:value-type="string">
            <text:p>New York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80">
            <text:p>80</text:p>
          </table:table-cell>
          <table:table-cell table:style-name="ce8" office:value-type="currency" office:value="13000">
            <text:p>$13,0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4">
            <text:p>1984</text:p>
          </table:table-cell>
          <table:table-cell table:style-name="Input" office:value-type="string">
            <text:p>New York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1800">
            <text:p>1800</text:p>
          </table:table-cell>
          <table:table-cell table:style-name="ce8" office:value-type="currency" office:value="78300">
            <text:p>$78,3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4">
            <text:p>1984</text:p>
          </table:table-cell>
          <table:table-cell table:style-name="Input" office:value-type="string">
            <text:p>San Francisco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240">
            <text:p>240</text:p>
          </table:table-cell>
          <table:table-cell table:style-name="ce8" office:value-type="currency" office:value="41600">
            <text:p>$41,6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4">
            <text:p>1984</text:p>
          </table:table-cell>
          <table:table-cell table:style-name="Input" office:value-type="string">
            <text:p>San Francisco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5500">
            <text:p>5500</text:p>
          </table:table-cell>
          <table:table-cell table:style-name="ce8" office:value-type="currency" office:value="243600">
            <text:p>$243,6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4">
            <text:p>1984</text:p>
          </table:table-cell>
          <table:table-cell table:style-name="Input" office:value-type="string">
            <text:p>Chicago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60">
            <text:p>60</text:p>
          </table:table-cell>
          <table:table-cell table:style-name="ce8" office:value-type="currency" office:value="10400">
            <text:p>$10,4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4">
            <text:p>1984</text:p>
          </table:table-cell>
          <table:table-cell table:style-name="Input" office:value-type="string">
            <text:p>Chicago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2400">
            <text:p>2400</text:p>
          </table:table-cell>
          <table:table-cell table:style-name="ce8" office:value-type="currency" office:value="104400">
            <text:p>$104,4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4">
            <text:p>1984</text:p>
          </table:table-cell>
          <table:table-cell table:style-name="Input" office:value-type="string">
            <text:p>Miami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140">
            <text:p>140</text:p>
          </table:table-cell>
          <table:table-cell table:style-name="ce8" office:value-type="currency" office:value="23400">
            <text:p>$23,4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4">
            <text:p>1984</text:p>
          </table:table-cell>
          <table:table-cell table:style-name="Input" office:value-type="string">
            <text:p>Miami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4400">
            <text:p>4400</text:p>
          </table:table-cell>
          <table:table-cell table:style-name="ce8" office:value-type="currency" office:value="191400">
            <text:p>$191,4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5">
            <text:p>1985</text:p>
          </table:table-cell>
          <table:table-cell table:style-name="Input" office:value-type="string">
            <text:p>Atlanta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50">
            <text:p>50</text:p>
          </table:table-cell>
          <table:table-cell table:style-name="ce8" office:value-type="currency" office:value="7800">
            <text:p>$7,8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5">
            <text:p>1985</text:p>
          </table:table-cell>
          <table:table-cell table:style-name="Input" office:value-type="string">
            <text:p>Atlanta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500">
            <text:p>500</text:p>
          </table:table-cell>
          <table:table-cell table:style-name="ce8" office:value-type="currency" office:value="21750">
            <text:p>$21,7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5">
            <text:p>1985</text:p>
          </table:table-cell>
          <table:table-cell table:style-name="Input" office:value-type="string">
            <text:p>Los Angeles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190">
            <text:p>190</text:p>
          </table:table-cell>
          <table:table-cell table:style-name="ce8" office:value-type="currency" office:value="33800">
            <text:p>$33,8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5">
            <text:p>1985</text:p>
          </table:table-cell>
          <table:table-cell table:style-name="Input" office:value-type="string">
            <text:p>Los Angeles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6800">
            <text:p>6800</text:p>
          </table:table-cell>
          <table:table-cell table:style-name="ce8" office:value-type="currency" office:value="300150">
            <text:p>$300,1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5">
            <text:p>1985</text:p>
          </table:table-cell>
          <table:table-cell table:style-name="Input" office:value-type="string">
            <text:p>New York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90">
            <text:p>90</text:p>
          </table:table-cell>
          <table:table-cell table:style-name="ce8" office:value-type="currency" office:value="15600">
            <text:p>$15,6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5">
            <text:p>1985</text:p>
          </table:table-cell>
          <table:table-cell table:style-name="Input" office:value-type="string">
            <text:p>New York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1800">
            <text:p>1800</text:p>
          </table:table-cell>
          <table:table-cell table:style-name="ce8" office:value-type="currency" office:value="78300">
            <text:p>$78,3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5">
            <text:p>1985</text:p>
          </table:table-cell>
          <table:table-cell table:style-name="Input" office:value-type="string">
            <text:p>San Francisco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240">
            <text:p>240</text:p>
          </table:table-cell>
          <table:table-cell table:style-name="ce8" office:value-type="currency" office:value="41600">
            <text:p>$41,6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5">
            <text:p>1985</text:p>
          </table:table-cell>
          <table:table-cell table:style-name="Input" office:value-type="string">
            <text:p>San Francisco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5600">
            <text:p>5600</text:p>
          </table:table-cell>
          <table:table-cell table:style-name="ce8" office:value-type="currency" office:value="247950">
            <text:p>$247,9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5">
            <text:p>1985</text:p>
          </table:table-cell>
          <table:table-cell table:style-name="Input" office:value-type="string">
            <text:p>Chicago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80">
            <text:p>80</text:p>
          </table:table-cell>
          <table:table-cell table:style-name="ce8" office:value-type="currency" office:value="13000">
            <text:p>$13,0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5">
            <text:p>1985</text:p>
          </table:table-cell>
          <table:table-cell table:style-name="Input" office:value-type="string">
            <text:p>Chicago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2600">
            <text:p>2600</text:p>
          </table:table-cell>
          <table:table-cell table:style-name="ce8" office:value-type="currency" office:value="113100">
            <text:p>$113,1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5">
            <text:p>1985</text:p>
          </table:table-cell>
          <table:table-cell table:style-name="Input" office:value-type="string">
            <text:p>Miami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190">
            <text:p>190</text:p>
          </table:table-cell>
          <table:table-cell table:style-name="ce8" office:value-type="currency" office:value="33800">
            <text:p>$33,8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5">
            <text:p>1985</text:p>
          </table:table-cell>
          <table:table-cell table:style-name="Input" office:value-type="string">
            <text:p>Miami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4400">
            <text:p>4400</text:p>
          </table:table-cell>
          <table:table-cell table:style-name="ce8" office:value-type="currency" office:value="195750">
            <text:p>$195,7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6">
            <text:p>1986</text:p>
          </table:table-cell>
          <table:table-cell table:style-name="Input" office:value-type="string">
            <text:p>Boston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20">
            <text:p>20</text:p>
          </table:table-cell>
          <table:table-cell table:style-name="ce8" office:value-type="currency" office:value="2750">
            <text:p>$2,7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6">
            <text:p>1986</text:p>
          </table:table-cell>
          <table:table-cell table:style-name="Input" office:value-type="string">
            <text:p>Boston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300">
            <text:p>300</text:p>
          </table:table-cell>
          <table:table-cell table:style-name="ce8" office:value-type="currency" office:value="13200">
            <text:p>$13,2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6">
            <text:p>1986</text:p>
          </table:table-cell>
          <table:table-cell table:style-name="Input" office:value-type="string">
            <text:p>Atlanta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70">
            <text:p>70</text:p>
          </table:table-cell>
          <table:table-cell table:style-name="ce8" office:value-type="currency" office:value="11000">
            <text:p>$11,0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6">
            <text:p>1986</text:p>
          </table:table-cell>
          <table:table-cell table:style-name="Input" office:value-type="string">
            <text:p>Atlanta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500">
            <text:p>500</text:p>
          </table:table-cell>
          <table:table-cell table:style-name="ce8" office:value-type="currency" office:value="22000">
            <text:p>$22,0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6">
            <text:p>1986</text:p>
          </table:table-cell>
          <table:table-cell table:style-name="Input" office:value-type="string">
            <text:p>Los Angeles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240">
            <text:p>240</text:p>
          </table:table-cell>
          <table:table-cell table:style-name="ce8" office:value-type="currency" office:value="41250">
            <text:p>$41,2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6">
            <text:p>1986</text:p>
          </table:table-cell>
          <table:table-cell table:style-name="Input" office:value-type="string">
            <text:p>Los Angeles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7500">
            <text:p>7500</text:p>
          </table:table-cell>
          <table:table-cell table:style-name="ce8" office:value-type="currency" office:value="330000">
            <text:p>$330,0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6">
            <text:p>1986</text:p>
          </table:table-cell>
          <table:table-cell table:style-name="Input" office:value-type="string">
            <text:p>New York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110">
            <text:p>110</text:p>
          </table:table-cell>
          <table:table-cell table:style-name="ce8" office:value-type="currency" office:value="19250">
            <text:p>$19,2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6">
            <text:p>1986</text:p>
          </table:table-cell>
          <table:table-cell table:style-name="Input" office:value-type="string">
            <text:p>New York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1700">
            <text:p>1700</text:p>
          </table:table-cell>
          <table:table-cell table:style-name="ce8" office:value-type="currency" office:value="74800">
            <text:p>$74,8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6">
            <text:p>1986</text:p>
          </table:table-cell>
          <table:table-cell table:style-name="Input" office:value-type="string">
            <text:p>San Francisco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280">
            <text:p>280</text:p>
          </table:table-cell>
          <table:table-cell table:style-name="ce8" office:value-type="currency" office:value="49500">
            <text:p>$49,5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6">
            <text:p>1986</text:p>
          </table:table-cell>
          <table:table-cell table:style-name="Input" office:value-type="string">
            <text:p>San Francisco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5700">
            <text:p>5700</text:p>
          </table:table-cell>
          <table:table-cell table:style-name="ce8" office:value-type="currency" office:value="250799.99">
            <text:p>$250,799.99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6">
            <text:p>1986</text:p>
          </table:table-cell>
          <table:table-cell table:style-name="Input" office:value-type="string">
            <text:p>Chicago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70">
            <text:p>70</text:p>
          </table:table-cell>
          <table:table-cell table:style-name="ce8" office:value-type="currency" office:value="11000">
            <text:p>$11,0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6">
            <text:p>1986</text:p>
          </table:table-cell>
          <table:table-cell table:style-name="Input" office:value-type="string">
            <text:p>Chicago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2900">
            <text:p>2900</text:p>
          </table:table-cell>
          <table:table-cell table:style-name="ce8" office:value-type="currency" office:value="127599.99">
            <text:p>$127,599.99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6">
            <text:p>1986</text:p>
          </table:table-cell>
          <table:table-cell table:style-name="Input" office:value-type="string">
            <text:p>Miami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240">
            <text:p>240</text:p>
          </table:table-cell>
          <table:table-cell table:style-name="ce8" office:value-type="currency" office:value="41250">
            <text:p>$41,2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6">
            <text:p>1986</text:p>
          </table:table-cell>
          <table:table-cell table:style-name="Input" office:value-type="string">
            <text:p>Miami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4400">
            <text:p>4400</text:p>
          </table:table-cell>
          <table:table-cell table:style-name="ce8" office:value-type="currency" office:value="193600">
            <text:p>$193,6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7">
            <text:p>1987</text:p>
          </table:table-cell>
          <table:table-cell table:style-name="Input" office:value-type="string">
            <text:p>Boston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50">
            <text:p>50</text:p>
          </table:table-cell>
          <table:table-cell table:style-name="ce8" office:value-type="currency" office:value="8250">
            <text:p>$8,2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7">
            <text:p>1987</text:p>
          </table:table-cell>
          <table:table-cell table:style-name="Input" office:value-type="string">
            <text:p>Boston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900">
            <text:p>900</text:p>
          </table:table-cell>
          <table:table-cell table:style-name="ce8" office:value-type="currency" office:value="39600">
            <text:p>$39,6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7">
            <text:p>1987</text:p>
          </table:table-cell>
          <table:table-cell table:style-name="Input" office:value-type="string">
            <text:p>Atlanta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70">
            <text:p>70</text:p>
          </table:table-cell>
          <table:table-cell table:style-name="ce8" office:value-type="currency" office:value="11000">
            <text:p>$11,0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7">
            <text:p>1987</text:p>
          </table:table-cell>
          <table:table-cell table:style-name="Input" office:value-type="string">
            <text:p>Atlanta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600">
            <text:p>600</text:p>
          </table:table-cell>
          <table:table-cell table:style-name="ce8" office:value-type="currency" office:value="26400">
            <text:p>$26,4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7">
            <text:p>1987</text:p>
          </table:table-cell>
          <table:table-cell table:style-name="Input" office:value-type="string">
            <text:p>Los Angeles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250">
            <text:p>250</text:p>
          </table:table-cell>
          <table:table-cell table:style-name="ce8" office:value-type="currency" office:value="44000">
            <text:p>$44,0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7">
            <text:p>1987</text:p>
          </table:table-cell>
          <table:table-cell table:style-name="Input" office:value-type="string">
            <text:p>Los Angeles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7100">
            <text:p>7100</text:p>
          </table:table-cell>
          <table:table-cell table:style-name="ce8" office:value-type="currency" office:value="334400">
            <text:p>$334,4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7">
            <text:p>1987</text:p>
          </table:table-cell>
          <table:table-cell table:style-name="Input" office:value-type="string">
            <text:p>New York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130">
            <text:p>130</text:p>
          </table:table-cell>
          <table:table-cell table:style-name="ce8" office:value-type="currency" office:value="22000">
            <text:p>$22,0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7">
            <text:p>1987</text:p>
          </table:table-cell>
          <table:table-cell table:style-name="Input" office:value-type="string">
            <text:p>New York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1700">
            <text:p>1700</text:p>
          </table:table-cell>
          <table:table-cell table:style-name="ce8" office:value-type="currency" office:value="79200">
            <text:p>$79,2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7">
            <text:p>1987</text:p>
          </table:table-cell>
          <table:table-cell table:style-name="Input" office:value-type="string">
            <text:p>San Francisco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280">
            <text:p>280</text:p>
          </table:table-cell>
          <table:table-cell table:style-name="ce8" office:value-type="currency" office:value="49500">
            <text:p>$49,5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7">
            <text:p>1987</text:p>
          </table:table-cell>
          <table:table-cell table:style-name="Input" office:value-type="string">
            <text:p>San Francisco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5300">
            <text:p>5300</text:p>
          </table:table-cell>
          <table:table-cell table:style-name="ce8" office:value-type="currency" office:value="250799.99">
            <text:p>$250,799.99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7">
            <text:p>1987</text:p>
          </table:table-cell>
          <table:table-cell table:style-name="Input" office:value-type="string">
            <text:p>Chicago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80">
            <text:p>80</text:p>
          </table:table-cell>
          <table:table-cell table:style-name="ce8" office:value-type="currency" office:value="13750">
            <text:p>$13,7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7">
            <text:p>1987</text:p>
          </table:table-cell>
          <table:table-cell table:style-name="Input" office:value-type="string">
            <text:p>Chicago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2800">
            <text:p>2800</text:p>
          </table:table-cell>
          <table:table-cell table:style-name="ce8" office:value-type="currency" office:value="132000">
            <text:p>$132,0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7">
            <text:p>1987</text:p>
          </table:table-cell>
          <table:table-cell table:style-name="Input" office:value-type="string">
            <text:p>Miami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280">
            <text:p>280</text:p>
          </table:table-cell>
          <table:table-cell table:style-name="ce8" office:value-type="currency" office:value="49500">
            <text:p>$49,5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7">
            <text:p>1987</text:p>
          </table:table-cell>
          <table:table-cell table:style-name="Input" office:value-type="string">
            <text:p>Miami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4200">
            <text:p>4200</text:p>
          </table:table-cell>
          <table:table-cell table:style-name="ce8" office:value-type="currency" office:value="198000">
            <text:p>$198,0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8">
            <text:p>1988</text:p>
          </table:table-cell>
          <table:table-cell table:style-name="Input" office:value-type="string">
            <text:p>Boston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100">
            <text:p>100</text:p>
          </table:table-cell>
          <table:table-cell table:style-name="ce8" office:value-type="currency" office:value="11000">
            <text:p>$11,0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8">
            <text:p>1988</text:p>
          </table:table-cell>
          <table:table-cell table:style-name="Input" office:value-type="string">
            <text:p>Boston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900">
            <text:p>900</text:p>
          </table:table-cell>
          <table:table-cell table:style-name="ce8" office:value-type="currency" office:value="39600">
            <text:p>$39,6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8">
            <text:p>1988</text:p>
          </table:table-cell>
          <table:table-cell table:style-name="Input" office:value-type="string">
            <text:p>Atlanta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200">
            <text:p>200</text:p>
          </table:table-cell>
          <table:table-cell table:style-name="ce8" office:value-type="currency" office:value="13750">
            <text:p>$13,7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8">
            <text:p>1988</text:p>
          </table:table-cell>
          <table:table-cell table:style-name="Input" office:value-type="string">
            <text:p>Atlanta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600">
            <text:p>600</text:p>
          </table:table-cell>
          <table:table-cell table:style-name="ce8" office:value-type="currency" office:value="26400">
            <text:p>$26,4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8">
            <text:p>1988</text:p>
          </table:table-cell>
          <table:table-cell table:style-name="Input" office:value-type="string">
            <text:p>Los Angeles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500">
            <text:p>500</text:p>
          </table:table-cell>
          <table:table-cell table:style-name="ce8" office:value-type="currency" office:value="49500">
            <text:p>$49,5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8">
            <text:p>1988</text:p>
          </table:table-cell>
          <table:table-cell table:style-name="Input" office:value-type="string">
            <text:p>Los Angeles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800">
            <text:p>800</text:p>
          </table:table-cell>
          <table:table-cell table:style-name="ce8" office:value-type="currency" office:value="34760">
            <text:p>$34,76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8">
            <text:p>1988</text:p>
          </table:table-cell>
          <table:table-cell table:style-name="Input" office:value-type="string">
            <text:p>New York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200">
            <text:p>200</text:p>
          </table:table-cell>
          <table:table-cell table:style-name="ce8" office:value-type="currency" office:value="22000">
            <text:p>$22,0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8">
            <text:p>1988</text:p>
          </table:table-cell>
          <table:table-cell table:style-name="Input" office:value-type="string">
            <text:p>New York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1800">
            <text:p>1800</text:p>
          </table:table-cell>
          <table:table-cell table:style-name="ce8" office:value-type="currency" office:value="83600">
            <text:p>$83,6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8">
            <text:p>1988</text:p>
          </table:table-cell>
          <table:table-cell table:style-name="Input" office:value-type="string">
            <text:p>San Francisco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500">
            <text:p>500</text:p>
          </table:table-cell>
          <table:table-cell table:style-name="ce8" office:value-type="currency" office:value="52250">
            <text:p>$52,2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8">
            <text:p>1988</text:p>
          </table:table-cell>
          <table:table-cell table:style-name="Input" office:value-type="string">
            <text:p>San Francisco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5300">
            <text:p>5300</text:p>
          </table:table-cell>
          <table:table-cell table:style-name="ce8" office:value-type="currency" office:value="250799.99">
            <text:p>$250,799.99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8">
            <text:p>1988</text:p>
          </table:table-cell>
          <table:table-cell table:style-name="Input" office:value-type="string">
            <text:p>Chicago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200">
            <text:p>200</text:p>
          </table:table-cell>
          <table:table-cell table:style-name="ce8" office:value-type="currency" office:value="13750">
            <text:p>$13,7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8">
            <text:p>1988</text:p>
          </table:table-cell>
          <table:table-cell table:style-name="Input" office:value-type="string">
            <text:p>Chicago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2800">
            <text:p>2800</text:p>
          </table:table-cell>
          <table:table-cell table:style-name="ce8" office:value-type="currency" office:value="132000">
            <text:p>$132,0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8">
            <text:p>1988</text:p>
          </table:table-cell>
          <table:table-cell table:style-name="Input" office:value-type="string">
            <text:p>Miami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500">
            <text:p>500</text:p>
          </table:table-cell>
          <table:table-cell table:style-name="ce8" office:value-type="currency" office:value="57750">
            <text:p>$57,7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8">
            <text:p>1988</text:p>
          </table:table-cell>
          <table:table-cell table:style-name="Input" office:value-type="string">
            <text:p>Miami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4300">
            <text:p>4300</text:p>
          </table:table-cell>
          <table:table-cell table:style-name="ce8" office:value-type="currency" office:value="202400">
            <text:p>$202,4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9">
            <text:p>1989</text:p>
          </table:table-cell>
          <table:table-cell table:style-name="Input" office:value-type="string">
            <text:p>Boston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300">
            <text:p>300</text:p>
          </table:table-cell>
          <table:table-cell table:style-name="ce8" office:value-type="currency" office:value="17400">
            <text:p>$17,4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9">
            <text:p>1989</text:p>
          </table:table-cell>
          <table:table-cell table:style-name="Input" office:value-type="string">
            <text:p>Boston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1000">
            <text:p>1000</text:p>
          </table:table-cell>
          <table:table-cell table:style-name="ce8" office:value-type="currency" office:value="45000">
            <text:p>$45,0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9">
            <text:p>1989</text:p>
          </table:table-cell>
          <table:table-cell table:style-name="Input" office:value-type="string">
            <text:p>Atlanta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200">
            <text:p>200</text:p>
          </table:table-cell>
          <table:table-cell table:style-name="ce8" office:value-type="currency" office:value="14500">
            <text:p>$14,5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9">
            <text:p>1989</text:p>
          </table:table-cell>
          <table:table-cell table:style-name="Input" office:value-type="string">
            <text:p>Atlanta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600">
            <text:p>600</text:p>
          </table:table-cell>
          <table:table-cell table:style-name="ce8" office:value-type="currency" office:value="27000">
            <text:p>$27,0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9">
            <text:p>1989</text:p>
          </table:table-cell>
          <table:table-cell table:style-name="Input" office:value-type="string">
            <text:p>Los Angeles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700">
            <text:p>700</text:p>
          </table:table-cell>
          <table:table-cell table:style-name="ce8" office:value-type="currency" office:value="58000">
            <text:p>$58,0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9">
            <text:p>1989</text:p>
          </table:table-cell>
          <table:table-cell table:style-name="Input" office:value-type="string">
            <text:p>Los Angeles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7600">
            <text:p>7600</text:p>
          </table:table-cell>
          <table:table-cell table:style-name="ce8" office:value-type="currency" office:value="360000">
            <text:p>$360,0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9">
            <text:p>1989</text:p>
          </table:table-cell>
          <table:table-cell table:style-name="Input" office:value-type="string">
            <text:p>New York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400">
            <text:p>400</text:p>
          </table:table-cell>
          <table:table-cell table:style-name="ce8" office:value-type="currency" office:value="26100">
            <text:p>$26,1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9">
            <text:p>1989</text:p>
          </table:table-cell>
          <table:table-cell table:style-name="Input" office:value-type="string">
            <text:p>New York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1800">
            <text:p>1800</text:p>
          </table:table-cell>
          <table:table-cell table:style-name="ce8" office:value-type="currency" office:value="81000">
            <text:p>$81,0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9">
            <text:p>1989</text:p>
          </table:table-cell>
          <table:table-cell table:style-name="Input" office:value-type="string">
            <text:p>San Francisco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700">
            <text:p>700</text:p>
          </table:table-cell>
          <table:table-cell table:style-name="ce8" office:value-type="currency" office:value="55100">
            <text:p>$55,1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9">
            <text:p>1989</text:p>
          </table:table-cell>
          <table:table-cell table:style-name="Input" office:value-type="string">
            <text:p>San Francisco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5400">
            <text:p>5400</text:p>
          </table:table-cell>
          <table:table-cell table:style-name="ce8" office:value-type="currency" office:value="256500">
            <text:p>$256,5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9">
            <text:p>1989</text:p>
          </table:table-cell>
          <table:table-cell table:style-name="Input" office:value-type="string">
            <text:p>Chicago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300">
            <text:p>300</text:p>
          </table:table-cell>
          <table:table-cell table:style-name="ce8" office:value-type="currency" office:value="20300">
            <text:p>$20,3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9">
            <text:p>1989</text:p>
          </table:table-cell>
          <table:table-cell table:style-name="Input" office:value-type="string">
            <text:p>Chicago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2700">
            <text:p>2700</text:p>
          </table:table-cell>
          <table:table-cell table:style-name="ce8" office:value-type="currency" office:value="126000">
            <text:p>$126,0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9">
            <text:p>1989</text:p>
          </table:table-cell>
          <table:table-cell table:style-name="Input" office:value-type="string">
            <text:p>Miami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800">
            <text:p>800</text:p>
          </table:table-cell>
          <table:table-cell table:style-name="ce8" office:value-type="currency" office:value="63800">
            <text:p>$63,8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89">
            <text:p>1989</text:p>
          </table:table-cell>
          <table:table-cell table:style-name="Input" office:value-type="string">
            <text:p>Miami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4300">
            <text:p>4300</text:p>
          </table:table-cell>
          <table:table-cell table:style-name="ce8" office:value-type="currency" office:value="202500">
            <text:p>$202,5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0">
            <text:p>1990</text:p>
          </table:table-cell>
          <table:table-cell table:style-name="Input" office:value-type="string">
            <text:p>Boston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300">
            <text:p>300</text:p>
          </table:table-cell>
          <table:table-cell table:style-name="ce8" office:value-type="currency" office:value="17400">
            <text:p>$17,4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0">
            <text:p>1990</text:p>
          </table:table-cell>
          <table:table-cell table:style-name="Input" office:value-type="string">
            <text:p>Boston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900">
            <text:p>900</text:p>
          </table:table-cell>
          <table:table-cell table:style-name="ce8" office:value-type="currency" office:value="40500">
            <text:p>$40,5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0">
            <text:p>1990</text:p>
          </table:table-cell>
          <table:table-cell table:style-name="Input" office:value-type="string">
            <text:p>Atlanta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200">
            <text:p>200</text:p>
          </table:table-cell>
          <table:table-cell table:style-name="ce8" office:value-type="currency" office:value="14500">
            <text:p>$14,5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0">
            <text:p>1990</text:p>
          </table:table-cell>
          <table:table-cell table:style-name="Input" office:value-type="string">
            <text:p>Atlanta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700">
            <text:p>700</text:p>
          </table:table-cell>
          <table:table-cell table:style-name="ce8" office:value-type="currency" office:value="31500">
            <text:p>$31,5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0">
            <text:p>1990</text:p>
          </table:table-cell>
          <table:table-cell table:style-name="Input" office:value-type="string">
            <text:p>Los Angeles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800">
            <text:p>800</text:p>
          </table:table-cell>
          <table:table-cell table:style-name="ce8" office:value-type="currency" office:value="66700">
            <text:p>$66,7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0">
            <text:p>1990</text:p>
          </table:table-cell>
          <table:table-cell table:style-name="Input" office:value-type="string">
            <text:p>Los Angeles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7500">
            <text:p>7500</text:p>
          </table:table-cell>
          <table:table-cell table:style-name="ce8" office:value-type="currency" office:value="355500">
            <text:p>$355,5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0">
            <text:p>1990</text:p>
          </table:table-cell>
          <table:table-cell table:style-name="Input" office:value-type="string">
            <text:p>New York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400">
            <text:p>400</text:p>
          </table:table-cell>
          <table:table-cell table:style-name="ce8" office:value-type="currency" office:value="29000">
            <text:p>$29,0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0">
            <text:p>1990</text:p>
          </table:table-cell>
          <table:table-cell table:style-name="Input" office:value-type="string">
            <text:p>New York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1800">
            <text:p>1800</text:p>
          </table:table-cell>
          <table:table-cell table:style-name="ce8" office:value-type="currency" office:value="81000">
            <text:p>$81,0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0">
            <text:p>1990</text:p>
          </table:table-cell>
          <table:table-cell table:style-name="Input" office:value-type="string">
            <text:p>San Francisco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700">
            <text:p>700</text:p>
          </table:table-cell>
          <table:table-cell table:style-name="ce8" office:value-type="currency" office:value="55100">
            <text:p>$55,1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0">
            <text:p>1990</text:p>
          </table:table-cell>
          <table:table-cell table:style-name="Input" office:value-type="string">
            <text:p>San Francisco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5500">
            <text:p>5500</text:p>
          </table:table-cell>
          <table:table-cell table:style-name="ce8" office:value-type="currency" office:value="261000">
            <text:p>$261,0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0">
            <text:p>1990</text:p>
          </table:table-cell>
          <table:table-cell table:style-name="Input" office:value-type="string">
            <text:p>Chicago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300">
            <text:p>300</text:p>
          </table:table-cell>
          <table:table-cell table:style-name="ce8" office:value-type="currency" office:value="23200">
            <text:p>$23,2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0">
            <text:p>1990</text:p>
          </table:table-cell>
          <table:table-cell table:style-name="Input" office:value-type="string">
            <text:p>Chicago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2800">
            <text:p>2800</text:p>
          </table:table-cell>
          <table:table-cell table:style-name="ce8" office:value-type="currency" office:value="130500">
            <text:p>$130,5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0">
            <text:p>1990</text:p>
          </table:table-cell>
          <table:table-cell table:style-name="Input" office:value-type="string">
            <text:p>Miami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800">
            <text:p>800</text:p>
          </table:table-cell>
          <table:table-cell table:style-name="ce8" office:value-type="currency" office:value="66700">
            <text:p>$66,7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0">
            <text:p>1990</text:p>
          </table:table-cell>
          <table:table-cell table:style-name="Input" office:value-type="string">
            <text:p>Miami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4300">
            <text:p>4300</text:p>
          </table:table-cell>
          <table:table-cell table:style-name="ce8" office:value-type="currency" office:value="202500">
            <text:p>$202,5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1">
            <text:p>1991</text:p>
          </table:table-cell>
          <table:table-cell table:style-name="Input" office:value-type="string">
            <text:p>Boston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300">
            <text:p>300</text:p>
          </table:table-cell>
          <table:table-cell table:style-name="ce8" office:value-type="currency" office:value="17400">
            <text:p>$17,4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1">
            <text:p>1991</text:p>
          </table:table-cell>
          <table:table-cell table:style-name="Input" office:value-type="string">
            <text:p>Boston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900">
            <text:p>900</text:p>
          </table:table-cell>
          <table:table-cell table:style-name="ce8" office:value-type="currency" office:value="36000">
            <text:p>$36,0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1">
            <text:p>1991</text:p>
          </table:table-cell>
          <table:table-cell table:style-name="Input" office:value-type="string">
            <text:p>Atlanta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300">
            <text:p>300</text:p>
          </table:table-cell>
          <table:table-cell table:style-name="ce8" office:value-type="currency" office:value="17400">
            <text:p>$17,4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1">
            <text:p>1991</text:p>
          </table:table-cell>
          <table:table-cell table:style-name="Input" office:value-type="string">
            <text:p>Atlanta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700">
            <text:p>700</text:p>
          </table:table-cell>
          <table:table-cell table:style-name="ce8" office:value-type="currency" office:value="27000">
            <text:p>$27,0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1">
            <text:p>1991</text:p>
          </table:table-cell>
          <table:table-cell table:style-name="Input" office:value-type="string">
            <text:p>Los Angeles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1100">
            <text:p>1100</text:p>
          </table:table-cell>
          <table:table-cell table:style-name="ce8" office:value-type="currency" office:value="72500">
            <text:p>$72,5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1">
            <text:p>1991</text:p>
          </table:table-cell>
          <table:table-cell table:style-name="Input" office:value-type="string">
            <text:p>Los Angeles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8300">
            <text:p>8300</text:p>
          </table:table-cell>
          <table:table-cell table:style-name="ce8" office:value-type="currency" office:value="351000">
            <text:p>$351,0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1">
            <text:p>1991</text:p>
          </table:table-cell>
          <table:table-cell table:style-name="Input" office:value-type="string">
            <text:p>New York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500">
            <text:p>500</text:p>
          </table:table-cell>
          <table:table-cell table:style-name="ce8" office:value-type="currency" office:value="29000">
            <text:p>$29,0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1">
            <text:p>1991</text:p>
          </table:table-cell>
          <table:table-cell table:style-name="Input" office:value-type="string">
            <text:p>New York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2000">
            <text:p>2000</text:p>
          </table:table-cell>
          <table:table-cell table:style-name="ce8" office:value-type="currency" office:value="81000">
            <text:p>$81,0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1">
            <text:p>1991</text:p>
          </table:table-cell>
          <table:table-cell table:style-name="Input" office:value-type="string">
            <text:p>San Francisco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900">
            <text:p>900</text:p>
          </table:table-cell>
          <table:table-cell table:style-name="ce8" office:value-type="currency" office:value="60900">
            <text:p>$60,9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1">
            <text:p>1991</text:p>
          </table:table-cell>
          <table:table-cell table:style-name="Input" office:value-type="string">
            <text:p>San Francisco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6300">
            <text:p>6300</text:p>
          </table:table-cell>
          <table:table-cell table:style-name="ce8" office:value-type="currency" office:value="265500">
            <text:p>$265,5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1">
            <text:p>1991</text:p>
          </table:table-cell>
          <table:table-cell table:style-name="Input" office:value-type="string">
            <text:p>Chicago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400">
            <text:p>400</text:p>
          </table:table-cell>
          <table:table-cell table:style-name="ce8" office:value-type="currency" office:value="23200">
            <text:p>$23,2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1">
            <text:p>1991</text:p>
          </table:table-cell>
          <table:table-cell table:style-name="Input" office:value-type="string">
            <text:p>Chicago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3300">
            <text:p>3300</text:p>
          </table:table-cell>
          <table:table-cell table:style-name="ce8" office:value-type="currency" office:value="139500">
            <text:p>$139,5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1">
            <text:p>1991</text:p>
          </table:table-cell>
          <table:table-cell table:style-name="Input" office:value-type="string">
            <text:p>Detroit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700">
            <text:p>700</text:p>
          </table:table-cell>
          <table:table-cell table:style-name="ce8" office:value-type="currency" office:value="43500">
            <text:p>$43,5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1">
            <text:p>1991</text:p>
          </table:table-cell>
          <table:table-cell table:style-name="Input" office:value-type="string">
            <text:p>Detroit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4800">
            <text:p>4800</text:p>
          </table:table-cell>
          <table:table-cell table:style-name="ce8" office:value-type="currency" office:value="202500">
            <text:p>$202,5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1">
            <text:p>1991</text:p>
          </table:table-cell>
          <table:table-cell table:style-name="Input" office:value-type="string">
            <text:p>Miami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1100">
            <text:p>1100</text:p>
          </table:table-cell>
          <table:table-cell table:style-name="ce8" office:value-type="currency" office:value="72500">
            <text:p>$72,5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1">
            <text:p>1991</text:p>
          </table:table-cell>
          <table:table-cell table:style-name="Input" office:value-type="string">
            <text:p>Miami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4700">
            <text:p>4700</text:p>
          </table:table-cell>
          <table:table-cell table:style-name="ce8" office:value-type="currency" office:value="198000">
            <text:p>$198,0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2">
            <text:p>1992</text:p>
          </table:table-cell>
          <table:table-cell table:style-name="Input" office:value-type="string">
            <text:p>Boston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400">
            <text:p>400</text:p>
          </table:table-cell>
          <table:table-cell table:style-name="ce8" office:value-type="currency" office:value="25200">
            <text:p>$25,2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2">
            <text:p>1992</text:p>
          </table:table-cell>
          <table:table-cell table:style-name="Input" office:value-type="string">
            <text:p>Boston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1300">
            <text:p>1300</text:p>
          </table:table-cell>
          <table:table-cell table:style-name="ce8" office:value-type="currency" office:value="54600">
            <text:p>$54,6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2">
            <text:p>1992</text:p>
          </table:table-cell>
          <table:table-cell table:style-name="Input" office:value-type="string">
            <text:p>Atlanta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300">
            <text:p>300</text:p>
          </table:table-cell>
          <table:table-cell table:style-name="ce8" office:value-type="currency" office:value="16800">
            <text:p>$16,8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2">
            <text:p>1992</text:p>
          </table:table-cell>
          <table:table-cell table:style-name="Input" office:value-type="string">
            <text:p>Atlanta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800">
            <text:p>800</text:p>
          </table:table-cell>
          <table:table-cell table:style-name="ce8" office:value-type="currency" office:value="31850">
            <text:p>$31,8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2">
            <text:p>1992</text:p>
          </table:table-cell>
          <table:table-cell table:style-name="Input" office:value-type="string">
            <text:p>Los Angeles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1200">
            <text:p>1200</text:p>
          </table:table-cell>
          <table:table-cell table:style-name="ce8" office:value-type="currency" office:value="78400">
            <text:p>$78,4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2">
            <text:p>1992</text:p>
          </table:table-cell>
          <table:table-cell table:style-name="Input" office:value-type="string">
            <text:p>Los Angeles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8400">
            <text:p>8400</text:p>
          </table:table-cell>
          <table:table-cell table:style-name="ce8" office:value-type="currency" office:value="354900">
            <text:p>$354,9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2">
            <text:p>1992</text:p>
          </table:table-cell>
          <table:table-cell table:style-name="Input" office:value-type="string">
            <text:p>New York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500">
            <text:p>500</text:p>
          </table:table-cell>
          <table:table-cell table:style-name="ce8" office:value-type="currency" office:value="28000">
            <text:p>$28,0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2">
            <text:p>1992</text:p>
          </table:table-cell>
          <table:table-cell table:style-name="Input" office:value-type="string">
            <text:p>New York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2000">
            <text:p>2000</text:p>
          </table:table-cell>
          <table:table-cell table:style-name="ce8" office:value-type="currency" office:value="81900">
            <text:p>$81,9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2">
            <text:p>1992</text:p>
          </table:table-cell>
          <table:table-cell table:style-name="Input" office:value-type="string">
            <text:p>San Francisco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1000">
            <text:p>1000</text:p>
          </table:table-cell>
          <table:table-cell table:style-name="ce8" office:value-type="currency" office:value="64400">
            <text:p>$64,4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2">
            <text:p>1992</text:p>
          </table:table-cell>
          <table:table-cell table:style-name="Input" office:value-type="string">
            <text:p>San Francisco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6500">
            <text:p>6500</text:p>
          </table:table-cell>
          <table:table-cell table:style-name="ce8" office:value-type="currency" office:value="273000">
            <text:p>$273,0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2">
            <text:p>1992</text:p>
          </table:table-cell>
          <table:table-cell table:style-name="Input" office:value-type="string">
            <text:p>Chicago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300">
            <text:p>300</text:p>
          </table:table-cell>
          <table:table-cell table:style-name="ce8" office:value-type="currency" office:value="19600">
            <text:p>$19,6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2">
            <text:p>1992</text:p>
          </table:table-cell>
          <table:table-cell table:style-name="Input" office:value-type="string">
            <text:p>Chicago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3600">
            <text:p>3600</text:p>
          </table:table-cell>
          <table:table-cell table:style-name="ce8" office:value-type="currency" office:value="150150">
            <text:p>$150,1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2">
            <text:p>1992</text:p>
          </table:table-cell>
          <table:table-cell table:style-name="Input" office:value-type="string">
            <text:p>Detroit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900">
            <text:p>900</text:p>
          </table:table-cell>
          <table:table-cell table:style-name="ce8" office:value-type="currency" office:value="58800">
            <text:p>$58,8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2">
            <text:p>1992</text:p>
          </table:table-cell>
          <table:table-cell table:style-name="Input" office:value-type="string">
            <text:p>Detroit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6600">
            <text:p>6600</text:p>
          </table:table-cell>
          <table:table-cell table:style-name="ce8" office:value-type="currency" office:value="277550">
            <text:p>$277,5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2">
            <text:p>1992</text:p>
          </table:table-cell>
          <table:table-cell table:style-name="Input" office:value-type="string">
            <text:p>Miami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1200">
            <text:p>1200</text:p>
          </table:table-cell>
          <table:table-cell table:style-name="ce8" office:value-type="currency" office:value="81200">
            <text:p>$81,2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2">
            <text:p>1992</text:p>
          </table:table-cell>
          <table:table-cell table:style-name="Input" office:value-type="string">
            <text:p>Miami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4700">
            <text:p>4700</text:p>
          </table:table-cell>
          <table:table-cell table:style-name="ce8" office:value-type="currency" office:value="195650">
            <text:p>$195,6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3">
            <text:p>1993</text:p>
          </table:table-cell>
          <table:table-cell table:style-name="Input" office:value-type="string">
            <text:p>Boston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700">
            <text:p>700</text:p>
          </table:table-cell>
          <table:table-cell table:style-name="ce8" office:value-type="currency" office:value="44800">
            <text:p>$44,8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3">
            <text:p>1993</text:p>
          </table:table-cell>
          <table:table-cell table:style-name="Input" office:value-type="string">
            <text:p>Boston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2400">
            <text:p>2400</text:p>
          </table:table-cell>
          <table:table-cell table:style-name="ce8" office:value-type="currency" office:value="95550">
            <text:p>$95,5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3">
            <text:p>1993</text:p>
          </table:table-cell>
          <table:table-cell table:style-name="Input" office:value-type="string">
            <text:p>Atlanta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300">
            <text:p>300</text:p>
          </table:table-cell>
          <table:table-cell table:style-name="ce8" office:value-type="currency" office:value="16800">
            <text:p>$16,8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3">
            <text:p>1993</text:p>
          </table:table-cell>
          <table:table-cell table:style-name="Input" office:value-type="string">
            <text:p>Atlanta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900">
            <text:p>900</text:p>
          </table:table-cell>
          <table:table-cell table:style-name="ce8" office:value-type="currency" office:value="36400">
            <text:p>$36,4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3">
            <text:p>1993</text:p>
          </table:table-cell>
          <table:table-cell table:style-name="Input" office:value-type="string">
            <text:p>Los Angeles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1200">
            <text:p>1200</text:p>
          </table:table-cell>
          <table:table-cell table:style-name="ce8" office:value-type="currency" office:value="81200">
            <text:p>$81,2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3">
            <text:p>1993</text:p>
          </table:table-cell>
          <table:table-cell table:style-name="Input" office:value-type="string">
            <text:p>Los Angeles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8900">
            <text:p>8900</text:p>
          </table:table-cell>
          <table:table-cell table:style-name="ce8" office:value-type="currency" office:value="368550">
            <text:p>$368,5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3">
            <text:p>1993</text:p>
          </table:table-cell>
          <table:table-cell table:style-name="Input" office:value-type="string">
            <text:p>New York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500">
            <text:p>500</text:p>
          </table:table-cell>
          <table:table-cell table:style-name="ce8" office:value-type="currency" office:value="30800">
            <text:p>$30,8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3">
            <text:p>1993</text:p>
          </table:table-cell>
          <table:table-cell table:style-name="Input" office:value-type="string">
            <text:p>New York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2100">
            <text:p>2100</text:p>
          </table:table-cell>
          <table:table-cell table:style-name="ce8" office:value-type="currency" office:value="86450">
            <text:p>$86,4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3">
            <text:p>1993</text:p>
          </table:table-cell>
          <table:table-cell table:style-name="Input" office:value-type="string">
            <text:p>San Francisco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1100">
            <text:p>1100</text:p>
          </table:table-cell>
          <table:table-cell table:style-name="ce8" office:value-type="currency" office:value="72800">
            <text:p>$72,8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3">
            <text:p>1993</text:p>
          </table:table-cell>
          <table:table-cell table:style-name="Input" office:value-type="string">
            <text:p>San Francisco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7200">
            <text:p>7200</text:p>
          </table:table-cell>
          <table:table-cell table:style-name="ce8" office:value-type="currency" office:value="295750">
            <text:p>$295,7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3">
            <text:p>1993</text:p>
          </table:table-cell>
          <table:table-cell table:style-name="Input" office:value-type="string">
            <text:p>Chicago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400">
            <text:p>400</text:p>
          </table:table-cell>
          <table:table-cell table:style-name="ce8" office:value-type="currency" office:value="22400">
            <text:p>$22,4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3">
            <text:p>1993</text:p>
          </table:table-cell>
          <table:table-cell table:style-name="Input" office:value-type="string">
            <text:p>Chicago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3700">
            <text:p>3700</text:p>
          </table:table-cell>
          <table:table-cell table:style-name="ce8" office:value-type="currency" office:value="150150">
            <text:p>$150,1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3">
            <text:p>1993</text:p>
          </table:table-cell>
          <table:table-cell table:style-name="Input" office:value-type="string">
            <text:p>Detroit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900">
            <text:p>900</text:p>
          </table:table-cell>
          <table:table-cell table:style-name="ce8" office:value-type="currency" office:value="58800">
            <text:p>$58,8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3">
            <text:p>1993</text:p>
          </table:table-cell>
          <table:table-cell table:style-name="Input" office:value-type="string">
            <text:p>Detroit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6500">
            <text:p>6500</text:p>
          </table:table-cell>
          <table:table-cell table:style-name="ce8" office:value-type="currency" office:value="268450">
            <text:p>$268,4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3">
            <text:p>1993</text:p>
          </table:table-cell>
          <table:table-cell table:style-name="Input" office:value-type="string">
            <text:p>Miami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1200">
            <text:p>1200</text:p>
          </table:table-cell>
          <table:table-cell table:style-name="ce8" office:value-type="currency" office:value="81200">
            <text:p>$81,2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3">
            <text:p>1993</text:p>
          </table:table-cell>
          <table:table-cell table:style-name="Input" office:value-type="string">
            <text:p>Miami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5000">
            <text:p>5000</text:p>
          </table:table-cell>
          <table:table-cell table:style-name="ce8" office:value-type="currency" office:value="204750">
            <text:p>$204,7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4">
            <text:p>1994</text:p>
          </table:table-cell>
          <table:table-cell table:style-name="Input" office:value-type="string">
            <text:p>Boston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1100">
            <text:p>1100</text:p>
          </table:table-cell>
          <table:table-cell table:style-name="ce8" office:value-type="currency" office:value="70200">
            <text:p>$70,2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4">
            <text:p>1994</text:p>
          </table:table-cell>
          <table:table-cell table:style-name="Input" office:value-type="string">
            <text:p>Boston</text:p>
          </table:table-cell>
          <table:table-cell table:style-name="Input" office:value-type="string">
            <text:p>Mobile Phone</text:p>
          </table:table-cell>
          <table:table-cell table:style-name="Input_20_in_20_Units" office:value-type="float" office:value="20">
            <text:p>20</text:p>
          </table:table-cell>
          <table:table-cell table:style-name="ce8" office:value-type="currency" office:value="21250">
            <text:p>$21,2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4">
            <text:p>1994</text:p>
          </table:table-cell>
          <table:table-cell table:style-name="Input" office:value-type="string">
            <text:p>Boston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4200">
            <text:p>4200</text:p>
          </table:table-cell>
          <table:table-cell table:style-name="ce8" office:value-type="currency" office:value="172900">
            <text:p>$172,9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4">
            <text:p>1994</text:p>
          </table:table-cell>
          <table:table-cell table:style-name="Input" office:value-type="string">
            <text:p>Atlanta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300">
            <text:p>300</text:p>
          </table:table-cell>
          <table:table-cell table:style-name="ce8" office:value-type="currency" office:value="18900">
            <text:p>$18,9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4">
            <text:p>1994</text:p>
          </table:table-cell>
          <table:table-cell table:style-name="Input" office:value-type="string">
            <text:p>Atlanta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800">
            <text:p>800</text:p>
          </table:table-cell>
          <table:table-cell table:style-name="ce8" office:value-type="currency" office:value="31850">
            <text:p>$31,8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4">
            <text:p>1994</text:p>
          </table:table-cell>
          <table:table-cell table:style-name="Input" office:value-type="string">
            <text:p>Los Angeles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1300">
            <text:p>1300</text:p>
          </table:table-cell>
          <table:table-cell table:style-name="ce8" office:value-type="currency" office:value="83700">
            <text:p>$83,7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4">
            <text:p>1994</text:p>
          </table:table-cell>
          <table:table-cell table:style-name="Input" office:value-type="string">
            <text:p>Los Angeles</text:p>
          </table:table-cell>
          <table:table-cell table:style-name="Input" office:value-type="string">
            <text:p>Mobile Phone</text:p>
          </table:table-cell>
          <table:table-cell table:style-name="Input_20_in_20_Units" office:value-type="float" office:value="40">
            <text:p>40</text:p>
          </table:table-cell>
          <table:table-cell table:style-name="ce8" office:value-type="currency" office:value="42500">
            <text:p>$42,5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4">
            <text:p>1994</text:p>
          </table:table-cell>
          <table:table-cell table:style-name="Input" office:value-type="string">
            <text:p>Los Angeles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9500">
            <text:p>9500</text:p>
          </table:table-cell>
          <table:table-cell table:style-name="ce8" office:value-type="currency" office:value="391300">
            <text:p>$391,3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4">
            <text:p>1994</text:p>
          </table:table-cell>
          <table:table-cell table:style-name="Input" office:value-type="string">
            <text:p>New York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400">
            <text:p>400</text:p>
          </table:table-cell>
          <table:table-cell table:style-name="ce8" office:value-type="currency" office:value="27000">
            <text:p>$27,0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4">
            <text:p>1994</text:p>
          </table:table-cell>
          <table:table-cell table:style-name="Input" office:value-type="string">
            <text:p>New York</text:p>
          </table:table-cell>
          <table:table-cell table:style-name="Input" office:value-type="string">
            <text:p>Mobile Phone</text:p>
          </table:table-cell>
          <table:table-cell table:style-name="Input_20_in_20_Units" office:value-type="float" office:value="20">
            <text:p>20</text:p>
          </table:table-cell>
          <table:table-cell table:style-name="ce8" office:value-type="currency" office:value="21250">
            <text:p>$21,2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4">
            <text:p>1994</text:p>
          </table:table-cell>
          <table:table-cell table:style-name="Input" office:value-type="string">
            <text:p>New York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1900">
            <text:p>1900</text:p>
          </table:table-cell>
          <table:table-cell table:style-name="ce8" office:value-type="currency" office:value="77350">
            <text:p>$77,3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4">
            <text:p>1994</text:p>
          </table:table-cell>
          <table:table-cell table:style-name="Input" office:value-type="string">
            <text:p>San Francisco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1100">
            <text:p>1100</text:p>
          </table:table-cell>
          <table:table-cell table:style-name="ce8" office:value-type="currency" office:value="70200">
            <text:p>$70,2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4">
            <text:p>1994</text:p>
          </table:table-cell>
          <table:table-cell table:style-name="Input" office:value-type="string">
            <text:p>San Francisco</text:p>
          </table:table-cell>
          <table:table-cell table:style-name="Input" office:value-type="string">
            <text:p>Mobile Phone</text:p>
          </table:table-cell>
          <table:table-cell table:style-name="Input_20_in_20_Units" office:value-type="float" office:value="20">
            <text:p>20</text:p>
          </table:table-cell>
          <table:table-cell table:style-name="ce8" office:value-type="currency" office:value="21250">
            <text:p>$21,2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4">
            <text:p>1994</text:p>
          </table:table-cell>
          <table:table-cell table:style-name="Input" office:value-type="string">
            <text:p>San Francisco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7200">
            <text:p>7200</text:p>
          </table:table-cell>
          <table:table-cell table:style-name="ce8" office:value-type="currency" office:value="295750">
            <text:p>$295,7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4">
            <text:p>1994</text:p>
          </table:table-cell>
          <table:table-cell table:style-name="Input" office:value-type="string">
            <text:p>Chicago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400">
            <text:p>400</text:p>
          </table:table-cell>
          <table:table-cell table:style-name="ce8" office:value-type="currency" office:value="21600">
            <text:p>$21,6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4">
            <text:p>1994</text:p>
          </table:table-cell>
          <table:table-cell table:style-name="Input" office:value-type="string">
            <text:p>Chicago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3900">
            <text:p>3900</text:p>
          </table:table-cell>
          <table:table-cell table:style-name="ce8" office:value-type="currency" office:value="159250">
            <text:p>$159,2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4">
            <text:p>1994</text:p>
          </table:table-cell>
          <table:table-cell table:style-name="Input" office:value-type="string">
            <text:p>Phoenix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100">
            <text:p>100</text:p>
          </table:table-cell>
          <table:table-cell table:style-name="ce8" office:value-type="currency" office:value="5400">
            <text:p>$5,4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4">
            <text:p>1994</text:p>
          </table:table-cell>
          <table:table-cell table:style-name="Input" office:value-type="string">
            <text:p>Phoenix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600">
            <text:p>600</text:p>
          </table:table-cell>
          <table:table-cell table:style-name="ce8" office:value-type="currency" office:value="22750">
            <text:p>$22,7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4">
            <text:p>1994</text:p>
          </table:table-cell>
          <table:table-cell table:style-name="Input" office:value-type="string">
            <text:p>Detroit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1100">
            <text:p>1100</text:p>
          </table:table-cell>
          <table:table-cell table:style-name="ce8" office:value-type="currency" office:value="70200">
            <text:p>$70,2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4">
            <text:p>1994</text:p>
          </table:table-cell>
          <table:table-cell table:style-name="Input" office:value-type="string">
            <text:p>Detroit</text:p>
          </table:table-cell>
          <table:table-cell table:style-name="Input" office:value-type="string">
            <text:p>Mobile Phone</text:p>
          </table:table-cell>
          <table:table-cell table:style-name="Input_20_in_20_Units" office:value-type="float" office:value="40">
            <text:p>40</text:p>
          </table:table-cell>
          <table:table-cell table:style-name="ce8" office:value-type="currency" office:value="42500">
            <text:p>$42,5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4">
            <text:p>1994</text:p>
          </table:table-cell>
          <table:table-cell table:style-name="Input" office:value-type="string">
            <text:p>Detroit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7400">
            <text:p>7400</text:p>
          </table:table-cell>
          <table:table-cell table:style-name="ce8" office:value-type="currency" office:value="304850">
            <text:p>$304,8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4">
            <text:p>1994</text:p>
          </table:table-cell>
          <table:table-cell table:style-name="Input" office:value-type="string">
            <text:p>Miami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1300">
            <text:p>1300</text:p>
          </table:table-cell>
          <table:table-cell table:style-name="ce8" office:value-type="currency" office:value="86400">
            <text:p>$86,4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4">
            <text:p>1994</text:p>
          </table:table-cell>
          <table:table-cell table:style-name="Input" office:value-type="string">
            <text:p>Miami</text:p>
          </table:table-cell>
          <table:table-cell table:style-name="Input" office:value-type="string">
            <text:p>Mobile Phone</text:p>
          </table:table-cell>
          <table:table-cell table:style-name="Input_20_in_20_Units" office:value-type="float" office:value="40">
            <text:p>40</text:p>
          </table:table-cell>
          <table:table-cell table:style-name="ce8" office:value-type="currency" office:value="42500">
            <text:p>$42,5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4">
            <text:p>1994</text:p>
          </table:table-cell>
          <table:table-cell table:style-name="Input" office:value-type="string">
            <text:p>Miami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4900">
            <text:p>4900</text:p>
          </table:table-cell>
          <table:table-cell table:style-name="ce8" office:value-type="currency" office:value="200200">
            <text:p>$200,2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5">
            <text:p>1995</text:p>
          </table:table-cell>
          <table:table-cell table:style-name="Input" office:value-type="string">
            <text:p>Boston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700">
            <text:p>700</text:p>
          </table:table-cell>
          <table:table-cell table:style-name="ce8" office:value-type="currency" office:value="32400">
            <text:p>$32,4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5">
            <text:p>1995</text:p>
          </table:table-cell>
          <table:table-cell table:style-name="Input" office:value-type="string">
            <text:p>Boston</text:p>
          </table:table-cell>
          <table:table-cell table:style-name="Input" office:value-type="string">
            <text:p>Mobile Phone</text:p>
          </table:table-cell>
          <table:table-cell table:style-name="Input_20_in_20_Units" office:value-type="float" office:value="100">
            <text:p>100</text:p>
          </table:table-cell>
          <table:table-cell table:style-name="ce8" office:value-type="currency" office:value="42500">
            <text:p>$42,5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5">
            <text:p>1995</text:p>
          </table:table-cell>
          <table:table-cell table:style-name="Input" office:value-type="string">
            <text:p>Boston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1900">
            <text:p>1900</text:p>
          </table:table-cell>
          <table:table-cell table:style-name="ce8" office:value-type="currency" office:value="72800">
            <text:p>$72,8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5">
            <text:p>1995</text:p>
          </table:table-cell>
          <table:table-cell table:style-name="Input" office:value-type="string">
            <text:p>Atlanta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400">
            <text:p>400</text:p>
          </table:table-cell>
          <table:table-cell table:style-name="ce8" office:value-type="currency" office:value="16200">
            <text:p>$16,2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5">
            <text:p>1995</text:p>
          </table:table-cell>
          <table:table-cell table:style-name="Input" office:value-type="string">
            <text:p>Atlanta</text:p>
          </table:table-cell>
          <table:table-cell table:style-name="Input" office:value-type="string">
            <text:p>Mobile Phone</text:p>
          </table:table-cell>
          <table:table-cell table:style-name="Input_20_in_20_Units" office:value-type="float" office:value="50">
            <text:p>50</text:p>
          </table:table-cell>
          <table:table-cell table:style-name="ce8" office:value-type="currency" office:value="21250">
            <text:p>$21,2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5">
            <text:p>1995</text:p>
          </table:table-cell>
          <table:table-cell table:style-name="Input" office:value-type="string">
            <text:p>Atlanta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800">
            <text:p>800</text:p>
          </table:table-cell>
          <table:table-cell table:style-name="ce8" office:value-type="currency" office:value="31850">
            <text:p>$31,8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5">
            <text:p>1995</text:p>
          </table:table-cell>
          <table:table-cell table:style-name="Input" office:value-type="string">
            <text:p>Dallas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200">
            <text:p>200</text:p>
          </table:table-cell>
          <table:table-cell table:style-name="ce8" office:value-type="currency" office:value="8100">
            <text:p>$8,1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5">
            <text:p>1995</text:p>
          </table:table-cell>
          <table:table-cell table:style-name="Input" office:value-type="string">
            <text:p>Dallas</text:p>
          </table:table-cell>
          <table:table-cell table:style-name="Input" office:value-type="string">
            <text:p>Mobile Phone</text:p>
          </table:table-cell>
          <table:table-cell table:style-name="Input_20_in_20_Units" office:value-type="float" office:value="50">
            <text:p>50</text:p>
          </table:table-cell>
          <table:table-cell table:style-name="ce8" office:value-type="currency" office:value="21250">
            <text:p>$21,2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5">
            <text:p>1995</text:p>
          </table:table-cell>
          <table:table-cell table:style-name="Input" office:value-type="string">
            <text:p>Dallas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800">
            <text:p>800</text:p>
          </table:table-cell>
          <table:table-cell table:style-name="ce8" office:value-type="currency" office:value="31850">
            <text:p>$31,8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5">
            <text:p>1995</text:p>
          </table:table-cell>
          <table:table-cell table:style-name="Input" office:value-type="string">
            <text:p>Los Angeles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1500">
            <text:p>1500</text:p>
          </table:table-cell>
          <table:table-cell table:style-name="ce8" office:value-type="currency" office:value="75600">
            <text:p>$75,6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5">
            <text:p>1995</text:p>
          </table:table-cell>
          <table:table-cell table:style-name="Input" office:value-type="string">
            <text:p>Los Angeles</text:p>
          </table:table-cell>
          <table:table-cell table:style-name="Input" office:value-type="string">
            <text:p>Mobile Phone</text:p>
          </table:table-cell>
          <table:table-cell table:style-name="Input_20_in_20_Units" office:value-type="float" office:value="150">
            <text:p>150</text:p>
          </table:table-cell>
          <table:table-cell table:style-name="ce8" office:value-type="currency" office:value="63750">
            <text:p>$63,7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5">
            <text:p>1995</text:p>
          </table:table-cell>
          <table:table-cell table:style-name="Input" office:value-type="string">
            <text:p>Los Angeles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9400">
            <text:p>9400</text:p>
          </table:table-cell>
          <table:table-cell table:style-name="ce8" office:value-type="currency" office:value="373100">
            <text:p>$373,1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5">
            <text:p>1995</text:p>
          </table:table-cell>
          <table:table-cell table:style-name="Input" office:value-type="string">
            <text:p>New York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700">
            <text:p>700</text:p>
          </table:table-cell>
          <table:table-cell table:style-name="ce8" office:value-type="currency" office:value="32400">
            <text:p>$32,4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5">
            <text:p>1995</text:p>
          </table:table-cell>
          <table:table-cell table:style-name="Input" office:value-type="string">
            <text:p>New York</text:p>
          </table:table-cell>
          <table:table-cell table:style-name="Input" office:value-type="string">
            <text:p>Mobile Phone</text:p>
          </table:table-cell>
          <table:table-cell table:style-name="Input_20_in_20_Units" office:value-type="float" office:value="100">
            <text:p>100</text:p>
          </table:table-cell>
          <table:table-cell table:style-name="ce8" office:value-type="currency" office:value="42500">
            <text:p>$42,5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5">
            <text:p>1995</text:p>
          </table:table-cell>
          <table:table-cell table:style-name="Input" office:value-type="string">
            <text:p>New York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2100">
            <text:p>2100</text:p>
          </table:table-cell>
          <table:table-cell table:style-name="ce8" office:value-type="currency" office:value="81900">
            <text:p>$81,9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5">
            <text:p>1995</text:p>
          </table:table-cell>
          <table:table-cell table:style-name="Input" office:value-type="string">
            <text:p>San Francisco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1600">
            <text:p>1600</text:p>
          </table:table-cell>
          <table:table-cell table:style-name="ce8" office:value-type="currency" office:value="78300">
            <text:p>$78,3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5">
            <text:p>1995</text:p>
          </table:table-cell>
          <table:table-cell table:style-name="Input" office:value-type="string">
            <text:p>San Francisco</text:p>
          </table:table-cell>
          <table:table-cell table:style-name="Input" office:value-type="string">
            <text:p>Mobile Phone</text:p>
          </table:table-cell>
          <table:table-cell table:style-name="Input_20_in_20_Units" office:value-type="float" office:value="100">
            <text:p>100</text:p>
          </table:table-cell>
          <table:table-cell table:style-name="ce8" office:value-type="currency" office:value="42500">
            <text:p>$42,5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5">
            <text:p>1995</text:p>
          </table:table-cell>
          <table:table-cell table:style-name="Input" office:value-type="string">
            <text:p>San Francisco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7800">
            <text:p>7800</text:p>
          </table:table-cell>
          <table:table-cell table:style-name="ce8" office:value-type="currency" office:value="309400">
            <text:p>$309,4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5">
            <text:p>1995</text:p>
          </table:table-cell>
          <table:table-cell table:style-name="Input" office:value-type="string">
            <text:p>Chicago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300">
            <text:p>300</text:p>
          </table:table-cell>
          <table:table-cell table:style-name="ce8" office:value-type="currency" office:value="13500">
            <text:p>$13,5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5">
            <text:p>1995</text:p>
          </table:table-cell>
          <table:table-cell table:style-name="Input" office:value-type="string">
            <text:p>Chicago</text:p>
          </table:table-cell>
          <table:table-cell table:style-name="Input" office:value-type="string">
            <text:p>Mobile Phone</text:p>
          </table:table-cell>
          <table:table-cell table:style-name="Input_20_in_20_Units" office:value-type="float" office:value="50">
            <text:p>50</text:p>
          </table:table-cell>
          <table:table-cell table:style-name="ce8" office:value-type="currency" office:value="21250">
            <text:p>$21,2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5">
            <text:p>1995</text:p>
          </table:table-cell>
          <table:table-cell table:style-name="Input" office:value-type="string">
            <text:p>Chicago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3900">
            <text:p>3900</text:p>
          </table:table-cell>
          <table:table-cell table:style-name="ce8" office:value-type="currency" office:value="154700">
            <text:p>$154,7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5">
            <text:p>1995</text:p>
          </table:table-cell>
          <table:table-cell table:style-name="Input" office:value-type="string">
            <text:p>St. Louis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800">
            <text:p>800</text:p>
          </table:table-cell>
          <table:table-cell table:style-name="ce8" office:value-type="currency" office:value="40500">
            <text:p>$40,5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5">
            <text:p>1995</text:p>
          </table:table-cell>
          <table:table-cell table:style-name="Input" office:value-type="string">
            <text:p>St. Louis</text:p>
          </table:table-cell>
          <table:table-cell table:style-name="Input" office:value-type="string">
            <text:p>Mobile Phone</text:p>
          </table:table-cell>
          <table:table-cell table:style-name="Input_20_in_20_Units" office:value-type="float" office:value="50">
            <text:p>50</text:p>
          </table:table-cell>
          <table:table-cell table:style-name="ce8" office:value-type="currency" office:value="21250">
            <text:p>$21,2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5">
            <text:p>1995</text:p>
          </table:table-cell>
          <table:table-cell table:style-name="Input" office:value-type="string">
            <text:p>St. Louis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2300">
            <text:p>2300</text:p>
          </table:table-cell>
          <table:table-cell table:style-name="ce8" office:value-type="currency" office:value="91000">
            <text:p>$91,0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5">
            <text:p>1995</text:p>
          </table:table-cell>
          <table:table-cell table:style-name="Input" office:value-type="string">
            <text:p>Phoenix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300">
            <text:p>300</text:p>
          </table:table-cell>
          <table:table-cell table:style-name="ce8" office:value-type="currency" office:value="13500">
            <text:p>$13,5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5">
            <text:p>1995</text:p>
          </table:table-cell>
          <table:table-cell table:style-name="Input" office:value-type="string">
            <text:p>Phoenix</text:p>
          </table:table-cell>
          <table:table-cell table:style-name="Input" office:value-type="string">
            <text:p>Mobile Phone</text:p>
          </table:table-cell>
          <table:table-cell table:style-name="Input_20_in_20_Units" office:value-type="float" office:value="50">
            <text:p>50</text:p>
          </table:table-cell>
          <table:table-cell table:style-name="ce8" office:value-type="currency" office:value="21250">
            <text:p>$21,2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5">
            <text:p>1995</text:p>
          </table:table-cell>
          <table:table-cell table:style-name="Input" office:value-type="string">
            <text:p>Phoenix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1300">
            <text:p>1300</text:p>
          </table:table-cell>
          <table:table-cell table:style-name="ce8" office:value-type="currency" office:value="50050">
            <text:p>$50,0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5">
            <text:p>1995</text:p>
          </table:table-cell>
          <table:table-cell table:style-name="Input" office:value-type="string">
            <text:p>Detroit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1400">
            <text:p>1400</text:p>
          </table:table-cell>
          <table:table-cell table:style-name="ce8" office:value-type="currency" office:value="70200">
            <text:p>$70,2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5">
            <text:p>1995</text:p>
          </table:table-cell>
          <table:table-cell table:style-name="Input" office:value-type="string">
            <text:p>Detroit</text:p>
          </table:table-cell>
          <table:table-cell table:style-name="Input" office:value-type="string">
            <text:p>Mobile Phone</text:p>
          </table:table-cell>
          <table:table-cell table:style-name="Input_20_in_20_Units" office:value-type="float" office:value="250">
            <text:p>250</text:p>
          </table:table-cell>
          <table:table-cell table:style-name="ce8" office:value-type="currency" office:value="106250">
            <text:p>$106,2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5">
            <text:p>1995</text:p>
          </table:table-cell>
          <table:table-cell table:style-name="Input" office:value-type="string">
            <text:p>Detroit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7900">
            <text:p>7900</text:p>
          </table:table-cell>
          <table:table-cell table:style-name="ce8" office:value-type="currency" office:value="313950">
            <text:p>$313,9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5">
            <text:p>1995</text:p>
          </table:table-cell>
          <table:table-cell table:style-name="Input" office:value-type="string">
            <text:p>Miami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1600">
            <text:p>1600</text:p>
          </table:table-cell>
          <table:table-cell table:style-name="ce8" office:value-type="currency" office:value="81000">
            <text:p>$81,0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5">
            <text:p>1995</text:p>
          </table:table-cell>
          <table:table-cell table:style-name="Input" office:value-type="string">
            <text:p>Miami</text:p>
          </table:table-cell>
          <table:table-cell table:style-name="Input" office:value-type="string">
            <text:p>Mobile Phone</text:p>
          </table:table-cell>
          <table:table-cell table:style-name="Input_20_in_20_Units" office:value-type="float" office:value="250">
            <text:p>250</text:p>
          </table:table-cell>
          <table:table-cell table:style-name="ce8" office:value-type="currency" office:value="106250">
            <text:p>$106,2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5">
            <text:p>1995</text:p>
          </table:table-cell>
          <table:table-cell table:style-name="Input" office:value-type="string">
            <text:p>Miami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4600">
            <text:p>4600</text:p>
          </table:table-cell>
          <table:table-cell table:style-name="ce8" office:value-type="currency" office:value="182000">
            <text:p>$182,0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6">
            <text:p>1996</text:p>
          </table:table-cell>
          <table:table-cell table:style-name="Input" office:value-type="string">
            <text:p>Boston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600">
            <text:p>600</text:p>
          </table:table-cell>
          <table:table-cell table:style-name="ce8" office:value-type="currency" office:value="26500">
            <text:p>$26,5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6">
            <text:p>1996</text:p>
          </table:table-cell>
          <table:table-cell table:style-name="Input" office:value-type="string">
            <text:p>Boston</text:p>
          </table:table-cell>
          <table:table-cell table:style-name="Input" office:value-type="string">
            <text:p>Mobile Phone</text:p>
          </table:table-cell>
          <table:table-cell table:style-name="Input_20_in_20_Units" office:value-type="float" office:value="480">
            <text:p>480</text:p>
          </table:table-cell>
          <table:table-cell table:style-name="ce8" office:value-type="currency" office:value="88600">
            <text:p>$88,6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6">
            <text:p>1996</text:p>
          </table:table-cell>
          <table:table-cell table:style-name="Input" office:value-type="string">
            <text:p>Boston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1900">
            <text:p>1900</text:p>
          </table:table-cell>
          <table:table-cell table:style-name="ce8" office:value-type="currency" office:value="69750">
            <text:p>$69,7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6">
            <text:p>1996</text:p>
          </table:table-cell>
          <table:table-cell table:style-name="Input" office:value-type="string">
            <text:p>Atlanta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300">
            <text:p>300</text:p>
          </table:table-cell>
          <table:table-cell table:style-name="ce8" office:value-type="currency" office:value="13250">
            <text:p>$13,2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6">
            <text:p>1996</text:p>
          </table:table-cell>
          <table:table-cell table:style-name="Input" office:value-type="string">
            <text:p>Atlanta</text:p>
          </table:table-cell>
          <table:table-cell table:style-name="Input" office:value-type="string">
            <text:p>Mobile Phone</text:p>
          </table:table-cell>
          <table:table-cell table:style-name="Input_20_in_20_Units" office:value-type="float" office:value="120">
            <text:p>120</text:p>
          </table:table-cell>
          <table:table-cell table:style-name="ce8" office:value-type="currency" office:value="22150">
            <text:p>$22,1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6">
            <text:p>1996</text:p>
          </table:table-cell>
          <table:table-cell table:style-name="Input" office:value-type="string">
            <text:p>Atlanta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900">
            <text:p>900</text:p>
          </table:table-cell>
          <table:table-cell table:style-name="ce8" office:value-type="currency" office:value="32550">
            <text:p>$32,5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6">
            <text:p>1996</text:p>
          </table:table-cell>
          <table:table-cell table:style-name="Input" office:value-type="string">
            <text:p>Dallas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500">
            <text:p>500</text:p>
          </table:table-cell>
          <table:table-cell table:style-name="ce8" office:value-type="currency" office:value="21200">
            <text:p>$21,2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6">
            <text:p>1996</text:p>
          </table:table-cell>
          <table:table-cell table:style-name="Input" office:value-type="string">
            <text:p>Dallas</text:p>
          </table:table-cell>
          <table:table-cell table:style-name="Input" office:value-type="string">
            <text:p>Mobile Phone</text:p>
          </table:table-cell>
          <table:table-cell table:style-name="Input_20_in_20_Units" office:value-type="float" office:value="360">
            <text:p>360</text:p>
          </table:table-cell>
          <table:table-cell table:style-name="ce8" office:value-type="currency" office:value="66450">
            <text:p>$66,4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6">
            <text:p>1996</text:p>
          </table:table-cell>
          <table:table-cell table:style-name="Input" office:value-type="string">
            <text:p>Dallas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1700">
            <text:p>1700</text:p>
          </table:table-cell>
          <table:table-cell table:style-name="ce8" office:value-type="currency" office:value="60450">
            <text:p>$60,4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6">
            <text:p>1996</text:p>
          </table:table-cell>
          <table:table-cell table:style-name="Input" office:value-type="string">
            <text:p>Los Angeles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1500">
            <text:p>1500</text:p>
          </table:table-cell>
          <table:table-cell table:style-name="ce8" office:value-type="currency" office:value="74200">
            <text:p>$74,2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6">
            <text:p>1996</text:p>
          </table:table-cell>
          <table:table-cell table:style-name="Input" office:value-type="string">
            <text:p>Los Angeles</text:p>
          </table:table-cell>
          <table:table-cell table:style-name="Input" office:value-type="string">
            <text:p>Mobile Phone</text:p>
          </table:table-cell>
          <table:table-cell table:style-name="Input_20_in_20_Units" office:value-type="float" office:value="600">
            <text:p>600</text:p>
          </table:table-cell>
          <table:table-cell table:style-name="ce8" office:value-type="currency" office:value="110750">
            <text:p>$110,7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6">
            <text:p>1996</text:p>
          </table:table-cell>
          <table:table-cell table:style-name="Input" office:value-type="string">
            <text:p>Los Angeles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9800">
            <text:p>9800</text:p>
          </table:table-cell>
          <table:table-cell table:style-name="ce8" office:value-type="currency" office:value="367350">
            <text:p>$367,3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6">
            <text:p>1996</text:p>
          </table:table-cell>
          <table:table-cell table:style-name="Input" office:value-type="string">
            <text:p>New York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700">
            <text:p>700</text:p>
          </table:table-cell>
          <table:table-cell table:style-name="ce8" office:value-type="currency" office:value="31800">
            <text:p>$31,8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6">
            <text:p>1996</text:p>
          </table:table-cell>
          <table:table-cell table:style-name="Input" office:value-type="string">
            <text:p>New York</text:p>
          </table:table-cell>
          <table:table-cell table:style-name="Input" office:value-type="string">
            <text:p>Mobile Phone</text:p>
          </table:table-cell>
          <table:table-cell table:style-name="Input_20_in_20_Units" office:value-type="float" office:value="600">
            <text:p>600</text:p>
          </table:table-cell>
          <table:table-cell table:style-name="ce8" office:value-type="currency" office:value="110750">
            <text:p>$110,7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6">
            <text:p>1996</text:p>
          </table:table-cell>
          <table:table-cell table:style-name="Input" office:value-type="string">
            <text:p>New York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1500">
            <text:p>1500</text:p>
          </table:table-cell>
          <table:table-cell table:style-name="ce8" office:value-type="currency" office:value="55800">
            <text:p>$55,8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6">
            <text:p>1996</text:p>
          </table:table-cell>
          <table:table-cell table:style-name="Input" office:value-type="string">
            <text:p>San Francisco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1300">
            <text:p>1300</text:p>
          </table:table-cell>
          <table:table-cell table:style-name="ce8" office:value-type="currency" office:value="63600">
            <text:p>$63,6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6">
            <text:p>1996</text:p>
          </table:table-cell>
          <table:table-cell table:style-name="Input" office:value-type="string">
            <text:p>San Francisco</text:p>
          </table:table-cell>
          <table:table-cell table:style-name="Input" office:value-type="string">
            <text:p>Mobile Phone</text:p>
          </table:table-cell>
          <table:table-cell table:style-name="Input_20_in_20_Units" office:value-type="float" office:value="710">
            <text:p>710</text:p>
          </table:table-cell>
          <table:table-cell table:style-name="ce8" office:value-type="currency" office:value="132900">
            <text:p>$132,9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6">
            <text:p>1996</text:p>
          </table:table-cell>
          <table:table-cell table:style-name="Input" office:value-type="string">
            <text:p>San Francisco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7100">
            <text:p>7100</text:p>
          </table:table-cell>
          <table:table-cell table:style-name="ce8" office:value-type="currency" office:value="265050">
            <text:p>$265,0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6">
            <text:p>1996</text:p>
          </table:table-cell>
          <table:table-cell table:style-name="Input" office:value-type="string">
            <text:p>Chicago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300">
            <text:p>300</text:p>
          </table:table-cell>
          <table:table-cell table:style-name="ce8" office:value-type="currency" office:value="13250">
            <text:p>$13,2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6">
            <text:p>1996</text:p>
          </table:table-cell>
          <table:table-cell table:style-name="Input" office:value-type="string">
            <text:p>Chicago</text:p>
          </table:table-cell>
          <table:table-cell table:style-name="Input" office:value-type="string">
            <text:p>Mobile Phone</text:p>
          </table:table-cell>
          <table:table-cell table:style-name="Input_20_in_20_Units" office:value-type="float" office:value="120">
            <text:p>120</text:p>
          </table:table-cell>
          <table:table-cell table:style-name="ce8" office:value-type="currency" office:value="22150">
            <text:p>$22,1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6">
            <text:p>1996</text:p>
          </table:table-cell>
          <table:table-cell table:style-name="Input" office:value-type="string">
            <text:p>Chicago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4400">
            <text:p>4400</text:p>
          </table:table-cell>
          <table:table-cell table:style-name="ce8" office:value-type="currency" office:value="162750">
            <text:p>$162,7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6">
            <text:p>1996</text:p>
          </table:table-cell>
          <table:table-cell table:style-name="Input" office:value-type="string">
            <text:p>Denver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200">
            <text:p>200</text:p>
          </table:table-cell>
          <table:table-cell table:style-name="ce8" office:value-type="currency" office:value="4650">
            <text:p>$4,6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6">
            <text:p>1996</text:p>
          </table:table-cell>
          <table:table-cell table:style-name="Input" office:value-type="string">
            <text:p>St. Louis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1000">
            <text:p>1000</text:p>
          </table:table-cell>
          <table:table-cell table:style-name="ce8" office:value-type="currency" office:value="47700">
            <text:p>$47,7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6">
            <text:p>1996</text:p>
          </table:table-cell>
          <table:table-cell table:style-name="Input" office:value-type="string">
            <text:p>St. Louis</text:p>
          </table:table-cell>
          <table:table-cell table:style-name="Input" office:value-type="string">
            <text:p>Mobile Phone</text:p>
          </table:table-cell>
          <table:table-cell table:style-name="Input_20_in_20_Units" office:value-type="float" office:value="240">
            <text:p>240</text:p>
          </table:table-cell>
          <table:table-cell table:style-name="ce8" office:value-type="currency" office:value="44300">
            <text:p>$44,3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6">
            <text:p>1996</text:p>
          </table:table-cell>
          <table:table-cell table:style-name="Input" office:value-type="string">
            <text:p>St. Louis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3300">
            <text:p>3300</text:p>
          </table:table-cell>
          <table:table-cell table:style-name="ce8" office:value-type="currency" office:value="120900">
            <text:p>$120,9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6">
            <text:p>1996</text:p>
          </table:table-cell>
          <table:table-cell table:style-name="Input" office:value-type="string">
            <text:p>Phoenix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400">
            <text:p>400</text:p>
          </table:table-cell>
          <table:table-cell table:style-name="ce8" office:value-type="currency" office:value="15900">
            <text:p>$15,9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6">
            <text:p>1996</text:p>
          </table:table-cell>
          <table:table-cell table:style-name="Input" office:value-type="string">
            <text:p>Phoenix</text:p>
          </table:table-cell>
          <table:table-cell table:style-name="Input" office:value-type="string">
            <text:p>Mobile Phone</text:p>
          </table:table-cell>
          <table:table-cell table:style-name="Input_20_in_20_Units" office:value-type="float" office:value="120">
            <text:p>120</text:p>
          </table:table-cell>
          <table:table-cell table:style-name="ce8" office:value-type="currency" office:value="22150">
            <text:p>$22,1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6">
            <text:p>1996</text:p>
          </table:table-cell>
          <table:table-cell table:style-name="Input" office:value-type="string">
            <text:p>Phoenix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1400">
            <text:p>1400</text:p>
          </table:table-cell>
          <table:table-cell table:style-name="ce8" office:value-type="currency" office:value="51150">
            <text:p>$51,1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6">
            <text:p>1996</text:p>
          </table:table-cell>
          <table:table-cell table:style-name="Input" office:value-type="string">
            <text:p>Detroit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1200">
            <text:p>1200</text:p>
          </table:table-cell>
          <table:table-cell table:style-name="ce8" office:value-type="currency" office:value="60950">
            <text:p>$60,9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6">
            <text:p>1996</text:p>
          </table:table-cell>
          <table:table-cell table:style-name="Input" office:value-type="string">
            <text:p>Detroit</text:p>
          </table:table-cell>
          <table:table-cell table:style-name="Input" office:value-type="string">
            <text:p>Mobile Phone</text:p>
          </table:table-cell>
          <table:table-cell table:style-name="Input_20_in_20_Units" office:value-type="float" office:value="830">
            <text:p>830</text:p>
          </table:table-cell>
          <table:table-cell table:style-name="ce8" office:value-type="currency" office:value="155050">
            <text:p>$155,0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6">
            <text:p>1996</text:p>
          </table:table-cell>
          <table:table-cell table:style-name="Input" office:value-type="string">
            <text:p>Detroit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7600">
            <text:p>7600</text:p>
          </table:table-cell>
          <table:table-cell table:style-name="ce8" office:value-type="currency" office:value="283650">
            <text:p>$283,6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6">
            <text:p>1996</text:p>
          </table:table-cell>
          <table:table-cell table:style-name="Input" office:value-type="string">
            <text:p>Miami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1600">
            <text:p>1600</text:p>
          </table:table-cell>
          <table:table-cell table:style-name="ce8" office:value-type="currency" office:value="82150">
            <text:p>$82,1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6">
            <text:p>1996</text:p>
          </table:table-cell>
          <table:table-cell table:style-name="Input" office:value-type="string">
            <text:p>Miami</text:p>
          </table:table-cell>
          <table:table-cell table:style-name="Input" office:value-type="string">
            <text:p>Mobile Phone</text:p>
          </table:table-cell>
          <table:table-cell table:style-name="Input_20_in_20_Units" office:value-type="float" office:value="950">
            <text:p>950</text:p>
          </table:table-cell>
          <table:table-cell table:style-name="ce8" office:value-type="currency" office:value="177200">
            <text:p>$177,2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6">
            <text:p>1996</text:p>
          </table:table-cell>
          <table:table-cell table:style-name="Input" office:value-type="string">
            <text:p>Miami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4500">
            <text:p>4500</text:p>
          </table:table-cell>
          <table:table-cell table:style-name="ce8" office:value-type="currency" office:value="167400">
            <text:p>$167,4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7">
            <text:p>1997</text:p>
          </table:table-cell>
          <table:table-cell table:style-name="Input" office:value-type="string">
            <text:p>Boston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600">
            <text:p>600</text:p>
          </table:table-cell>
          <table:table-cell table:style-name="ce8" office:value-type="currency" office:value="23850">
            <text:p>$23,8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7">
            <text:p>1997</text:p>
          </table:table-cell>
          <table:table-cell table:style-name="Input" office:value-type="string">
            <text:p>Boston</text:p>
          </table:table-cell>
          <table:table-cell table:style-name="Input" office:value-type="string">
            <text:p>Mobile Phone</text:p>
          </table:table-cell>
          <table:table-cell table:style-name="Input_20_in_20_Units" office:value-type="float" office:value="900">
            <text:p>900</text:p>
          </table:table-cell>
          <table:table-cell table:style-name="ce8" office:value-type="currency" office:value="114250">
            <text:p>$114,2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7">
            <text:p>1997</text:p>
          </table:table-cell>
          <table:table-cell table:style-name="Input" office:value-type="string">
            <text:p>Boston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2000">
            <text:p>2000</text:p>
          </table:table-cell>
          <table:table-cell table:style-name="ce8" office:value-type="currency" office:value="63750">
            <text:p>$63,7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7">
            <text:p>1997</text:p>
          </table:table-cell>
          <table:table-cell table:style-name="Input" office:value-type="string">
            <text:p>Atlanta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400">
            <text:p>400</text:p>
          </table:table-cell>
          <table:table-cell table:style-name="ce8" office:value-type="currency" office:value="13250">
            <text:p>$13,2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7">
            <text:p>1997</text:p>
          </table:table-cell>
          <table:table-cell table:style-name="Input" office:value-type="string">
            <text:p>Atlanta</text:p>
          </table:table-cell>
          <table:table-cell table:style-name="Input" office:value-type="string">
            <text:p>Mobile Phone</text:p>
          </table:table-cell>
          <table:table-cell table:style-name="Input_20_in_20_Units" office:value-type="float" office:value="400">
            <text:p>400</text:p>
          </table:table-cell>
          <table:table-cell table:style-name="ce8" office:value-type="currency" office:value="45700">
            <text:p>$45,7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7">
            <text:p>1997</text:p>
          </table:table-cell>
          <table:table-cell table:style-name="Input" office:value-type="string">
            <text:p>Atlanta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1000">
            <text:p>1000</text:p>
          </table:table-cell>
          <table:table-cell table:style-name="ce8" office:value-type="currency" office:value="29750">
            <text:p>$29,7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7">
            <text:p>1997</text:p>
          </table:table-cell>
          <table:table-cell table:style-name="Input" office:value-type="string">
            <text:p>Dallas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600">
            <text:p>600</text:p>
          </table:table-cell>
          <table:table-cell table:style-name="ce8" office:value-type="currency" office:value="23850">
            <text:p>$23,8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7">
            <text:p>1997</text:p>
          </table:table-cell>
          <table:table-cell table:style-name="Input" office:value-type="string">
            <text:p>Dallas</text:p>
          </table:table-cell>
          <table:table-cell table:style-name="Input" office:value-type="string">
            <text:p>Mobile Phone</text:p>
          </table:table-cell>
          <table:table-cell table:style-name="Input_20_in_20_Units" office:value-type="float" office:value="500">
            <text:p>500</text:p>
          </table:table-cell>
          <table:table-cell table:style-name="ce8" office:value-type="currency" office:value="68550">
            <text:p>$68,5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7">
            <text:p>1997</text:p>
          </table:table-cell>
          <table:table-cell table:style-name="Input" office:value-type="string">
            <text:p>Dallas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2100">
            <text:p>2100</text:p>
          </table:table-cell>
          <table:table-cell table:style-name="ce8" office:value-type="currency" office:value="68000">
            <text:p>$68,0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7">
            <text:p>1997</text:p>
          </table:table-cell>
          <table:table-cell table:style-name="Input" office:value-type="string">
            <text:p>Los Angeles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1900">
            <text:p>1900</text:p>
          </table:table-cell>
          <table:table-cell table:style-name="ce8" office:value-type="currency" office:value="76850">
            <text:p>$76,8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7">
            <text:p>1997</text:p>
          </table:table-cell>
          <table:table-cell table:style-name="Input" office:value-type="string">
            <text:p>Los Angeles</text:p>
          </table:table-cell>
          <table:table-cell table:style-name="Input" office:value-type="string">
            <text:p>Mobile Phone</text:p>
          </table:table-cell>
          <table:table-cell table:style-name="Input_20_in_20_Units" office:value-type="float" office:value="1000">
            <text:p>1000</text:p>
          </table:table-cell>
          <table:table-cell table:style-name="ce8" office:value-type="currency" office:value="137100">
            <text:p>$137,1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7">
            <text:p>1997</text:p>
          </table:table-cell>
          <table:table-cell table:style-name="Input" office:value-type="string">
            <text:p>Los Angeles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10200">
            <text:p>10200</text:p>
          </table:table-cell>
          <table:table-cell table:style-name="ce8" office:value-type="currency" office:value="331500">
            <text:p>$331,5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7">
            <text:p>1997</text:p>
          </table:table-cell>
          <table:table-cell table:style-name="Input" office:value-type="string">
            <text:p>New York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800">
            <text:p>800</text:p>
          </table:table-cell>
          <table:table-cell table:style-name="ce8" office:value-type="currency" office:value="31800">
            <text:p>$31,8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7">
            <text:p>1997</text:p>
          </table:table-cell>
          <table:table-cell table:style-name="Input" office:value-type="string">
            <text:p>New York</text:p>
          </table:table-cell>
          <table:table-cell table:style-name="Input" office:value-type="string">
            <text:p>Mobile Phone</text:p>
          </table:table-cell>
          <table:table-cell table:style-name="Input_20_in_20_Units" office:value-type="float" office:value="1000">
            <text:p>1000</text:p>
          </table:table-cell>
          <table:table-cell table:style-name="ce8" office:value-type="currency" office:value="137100">
            <text:p>$137,1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7">
            <text:p>1997</text:p>
          </table:table-cell>
          <table:table-cell table:style-name="Input" office:value-type="string">
            <text:p>New York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1500">
            <text:p>1500</text:p>
          </table:table-cell>
          <table:table-cell table:style-name="ce8" office:value-type="currency" office:value="46750">
            <text:p>$46,7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7">
            <text:p>1997</text:p>
          </table:table-cell>
          <table:table-cell table:style-name="Input" office:value-type="string">
            <text:p>San Francisco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1400">
            <text:p>1400</text:p>
          </table:table-cell>
          <table:table-cell table:style-name="ce8" office:value-type="currency" office:value="58300">
            <text:p>$58,3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7">
            <text:p>1997</text:p>
          </table:table-cell>
          <table:table-cell table:style-name="Input" office:value-type="string">
            <text:p>San Francisco</text:p>
          </table:table-cell>
          <table:table-cell table:style-name="Input" office:value-type="string">
            <text:p>Mobile Phone</text:p>
          </table:table-cell>
          <table:table-cell table:style-name="Input_20_in_20_Units" office:value-type="float" office:value="1500">
            <text:p>1500</text:p>
          </table:table-cell>
          <table:table-cell table:style-name="ce8" office:value-type="currency" office:value="205650">
            <text:p>$205,6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7">
            <text:p>1997</text:p>
          </table:table-cell>
          <table:table-cell table:style-name="Input" office:value-type="string">
            <text:p>San Francisco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6600">
            <text:p>6600</text:p>
          </table:table-cell>
          <table:table-cell table:style-name="ce8" office:value-type="currency" office:value="212500">
            <text:p>$212,5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7">
            <text:p>1997</text:p>
          </table:table-cell>
          <table:table-cell table:style-name="Input" office:value-type="string">
            <text:p>Chicago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500">
            <text:p>500</text:p>
          </table:table-cell>
          <table:table-cell table:style-name="ce8" office:value-type="currency" office:value="18550">
            <text:p>$18,5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7">
            <text:p>1997</text:p>
          </table:table-cell>
          <table:table-cell table:style-name="Input" office:value-type="string">
            <text:p>Chicago</text:p>
          </table:table-cell>
          <table:table-cell table:style-name="Input" office:value-type="string">
            <text:p>Mobile Phone</text:p>
          </table:table-cell>
          <table:table-cell table:style-name="Input_20_in_20_Units" office:value-type="float" office:value="200">
            <text:p>200</text:p>
          </table:table-cell>
          <table:table-cell table:style-name="ce8" office:value-type="currency" office:value="22850">
            <text:p>$22,8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7">
            <text:p>1997</text:p>
          </table:table-cell>
          <table:table-cell table:style-name="Input" office:value-type="string">
            <text:p>Chicago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4900">
            <text:p>4900</text:p>
          </table:table-cell>
          <table:table-cell table:style-name="ce8" office:value-type="currency" office:value="157250">
            <text:p>$157,2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7">
            <text:p>1997</text:p>
          </table:table-cell>
          <table:table-cell table:style-name="Input" office:value-type="string">
            <text:p>Denver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400">
            <text:p>400</text:p>
          </table:table-cell>
          <table:table-cell table:style-name="ce8" office:value-type="currency" office:value="15900">
            <text:p>$15,9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7">
            <text:p>1997</text:p>
          </table:table-cell>
          <table:table-cell table:style-name="Input" office:value-type="string">
            <text:p>Denver</text:p>
          </table:table-cell>
          <table:table-cell table:style-name="Input" office:value-type="string">
            <text:p>Mobile Phone</text:p>
          </table:table-cell>
          <table:table-cell table:style-name="Input_20_in_20_Units" office:value-type="float" office:value="200">
            <text:p>200</text:p>
          </table:table-cell>
          <table:table-cell table:style-name="ce8" office:value-type="currency" office:value="22850">
            <text:p>$22,8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7">
            <text:p>1997</text:p>
          </table:table-cell>
          <table:table-cell table:style-name="Input" office:value-type="string">
            <text:p>Denver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1700">
            <text:p>1700</text:p>
          </table:table-cell>
          <table:table-cell table:style-name="ce8" office:value-type="currency" office:value="55250">
            <text:p>$55,2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7">
            <text:p>1997</text:p>
          </table:table-cell>
          <table:table-cell table:style-name="Input" office:value-type="string">
            <text:p>St. Louis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1200">
            <text:p>1200</text:p>
          </table:table-cell>
          <table:table-cell table:style-name="ce8" office:value-type="currency" office:value="47700">
            <text:p>$47,7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7">
            <text:p>1997</text:p>
          </table:table-cell>
          <table:table-cell table:style-name="Input" office:value-type="string">
            <text:p>St. Louis</text:p>
          </table:table-cell>
          <table:table-cell table:style-name="Input" office:value-type="string">
            <text:p>Mobile Phone</text:p>
          </table:table-cell>
          <table:table-cell table:style-name="Input_20_in_20_Units" office:value-type="float" office:value="400">
            <text:p>400</text:p>
          </table:table-cell>
          <table:table-cell table:style-name="ce8" office:value-type="currency" office:value="45700">
            <text:p>$45,7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7">
            <text:p>1997</text:p>
          </table:table-cell>
          <table:table-cell table:style-name="Input" office:value-type="string">
            <text:p>St. Louis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3400">
            <text:p>3400</text:p>
          </table:table-cell>
          <table:table-cell table:style-name="ce8" office:value-type="currency" office:value="110500">
            <text:p>$110,5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7">
            <text:p>1997</text:p>
          </table:table-cell>
          <table:table-cell table:style-name="Input" office:value-type="string">
            <text:p>Phoenix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400">
            <text:p>400</text:p>
          </table:table-cell>
          <table:table-cell table:style-name="ce8" office:value-type="currency" office:value="15900">
            <text:p>$15,9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7">
            <text:p>1997</text:p>
          </table:table-cell>
          <table:table-cell table:style-name="Input" office:value-type="string">
            <text:p>Phoenix</text:p>
          </table:table-cell>
          <table:table-cell table:style-name="Input" office:value-type="string">
            <text:p>Mobile Phone</text:p>
          </table:table-cell>
          <table:table-cell table:style-name="Input_20_in_20_Units" office:value-type="float" office:value="400">
            <text:p>400</text:p>
          </table:table-cell>
          <table:table-cell table:style-name="ce8" office:value-type="currency" office:value="45700">
            <text:p>$45,7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7">
            <text:p>1997</text:p>
          </table:table-cell>
          <table:table-cell table:style-name="Input" office:value-type="string">
            <text:p>Phoenix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1600">
            <text:p>1600</text:p>
          </table:table-cell>
          <table:table-cell table:style-name="ce8" office:value-type="currency" office:value="51000">
            <text:p>$51,0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7">
            <text:p>1997</text:p>
          </table:table-cell>
          <table:table-cell table:style-name="Input" office:value-type="string">
            <text:p>Detroit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1400">
            <text:p>1400</text:p>
          </table:table-cell>
          <table:table-cell table:style-name="ce8" office:value-type="currency" office:value="58300">
            <text:p>$58,3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7">
            <text:p>1997</text:p>
          </table:table-cell>
          <table:table-cell table:style-name="Input" office:value-type="string">
            <text:p>Detroit</text:p>
          </table:table-cell>
          <table:table-cell table:style-name="Input" office:value-type="string">
            <text:p>Mobile Phone</text:p>
          </table:table-cell>
          <table:table-cell table:style-name="Input_20_in_20_Units" office:value-type="float" office:value="1700">
            <text:p>1700</text:p>
          </table:table-cell>
          <table:table-cell table:style-name="ce8" office:value-type="currency" office:value="228500">
            <text:p>$228,5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7">
            <text:p>1997</text:p>
          </table:table-cell>
          <table:table-cell table:style-name="Input" office:value-type="string">
            <text:p>Detroit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7500">
            <text:p>7500</text:p>
          </table:table-cell>
          <table:table-cell table:style-name="ce8" office:value-type="currency" office:value="242250">
            <text:p>$242,2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7">
            <text:p>1997</text:p>
          </table:table-cell>
          <table:table-cell table:style-name="Input" office:value-type="string">
            <text:p>Miami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1900">
            <text:p>1900</text:p>
          </table:table-cell>
          <table:table-cell table:style-name="ce8" office:value-type="currency" office:value="76850">
            <text:p>$76,8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7">
            <text:p>1997</text:p>
          </table:table-cell>
          <table:table-cell table:style-name="Input" office:value-type="string">
            <text:p>Miami</text:p>
          </table:table-cell>
          <table:table-cell table:style-name="Input" office:value-type="string">
            <text:p>Mobile Phone</text:p>
          </table:table-cell>
          <table:table-cell table:style-name="Input_20_in_20_Units" office:value-type="float" office:value="2000">
            <text:p>2000</text:p>
          </table:table-cell>
          <table:table-cell table:style-name="ce8" office:value-type="currency" office:value="274200">
            <text:p>$274,2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7">
            <text:p>1997</text:p>
          </table:table-cell>
          <table:table-cell table:style-name="Input" office:value-type="string">
            <text:p>Miami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4200">
            <text:p>4200</text:p>
          </table:table-cell>
          <table:table-cell table:style-name="ce8" office:value-type="currency" office:value="136000">
            <text:p>$136,0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8">
            <text:p>1998</text:p>
          </table:table-cell>
          <table:table-cell table:style-name="Input" office:value-type="string">
            <text:p>Boston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500">
            <text:p>500</text:p>
          </table:table-cell>
          <table:table-cell table:style-name="ce8" office:value-type="currency" office:value="20000">
            <text:p>$20,0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8">
            <text:p>1998</text:p>
          </table:table-cell>
          <table:table-cell table:style-name="Input" office:value-type="string">
            <text:p>Boston</text:p>
          </table:table-cell>
          <table:table-cell table:style-name="Input" office:value-type="string">
            <text:p>Mobile Phone</text:p>
          </table:table-cell>
          <table:table-cell table:style-name="Input_20_in_20_Units" office:value-type="float" office:value="1300">
            <text:p>1300</text:p>
          </table:table-cell>
          <table:table-cell table:style-name="ce8" office:value-type="currency" office:value="171150">
            <text:p>$171,1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8">
            <text:p>1998</text:p>
          </table:table-cell>
          <table:table-cell table:style-name="Input" office:value-type="string">
            <text:p>Boston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200">
            <text:p>200</text:p>
          </table:table-cell>
          <table:table-cell table:style-name="ce8" office:value-type="currency" office:value="5525">
            <text:p>$5,525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8">
            <text:p>1998</text:p>
          </table:table-cell>
          <table:table-cell table:style-name="Input" office:value-type="string">
            <text:p>Atlanta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300">
            <text:p>300</text:p>
          </table:table-cell>
          <table:table-cell table:style-name="ce8" office:value-type="currency" office:value="10000">
            <text:p>$10,0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8">
            <text:p>1998</text:p>
          </table:table-cell>
          <table:table-cell table:style-name="Input" office:value-type="string">
            <text:p>Atlanta</text:p>
          </table:table-cell>
          <table:table-cell table:style-name="Input" office:value-type="string">
            <text:p>Mobile Phone</text:p>
          </table:table-cell>
          <table:table-cell table:style-name="Input_20_in_20_Units" office:value-type="float" office:value="600">
            <text:p>600</text:p>
          </table:table-cell>
          <table:table-cell table:style-name="ce8" office:value-type="currency" office:value="73350">
            <text:p>$73,3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8">
            <text:p>1998</text:p>
          </table:table-cell>
          <table:table-cell table:style-name="Input" office:value-type="string">
            <text:p>Atlanta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800">
            <text:p>800</text:p>
          </table:table-cell>
          <table:table-cell table:style-name="ce8" office:value-type="currency" office:value="21250">
            <text:p>$21,2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8">
            <text:p>1998</text:p>
          </table:table-cell>
          <table:table-cell table:style-name="Input" office:value-type="string">
            <text:p>Dallas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600">
            <text:p>600</text:p>
          </table:table-cell>
          <table:table-cell table:style-name="ce8" office:value-type="currency" office:value="25000">
            <text:p>$25,0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8">
            <text:p>1998</text:p>
          </table:table-cell>
          <table:table-cell table:style-name="Input" office:value-type="string">
            <text:p>Dallas</text:p>
          </table:table-cell>
          <table:table-cell table:style-name="Input" office:value-type="string">
            <text:p>Mobile Phone</text:p>
          </table:table-cell>
          <table:table-cell table:style-name="Input_20_in_20_Units" office:value-type="float" office:value="700">
            <text:p>700</text:p>
          </table:table-cell>
          <table:table-cell table:style-name="ce8" office:value-type="currency" office:value="97800">
            <text:p>$97,8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8">
            <text:p>1998</text:p>
          </table:table-cell>
          <table:table-cell table:style-name="Input" office:value-type="string">
            <text:p>Dallas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2700">
            <text:p>2700</text:p>
          </table:table-cell>
          <table:table-cell table:style-name="ce8" office:value-type="currency" office:value="80750">
            <text:p>$80,7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8">
            <text:p>1998</text:p>
          </table:table-cell>
          <table:table-cell table:style-name="Input" office:value-type="string">
            <text:p>Los Angeles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1800">
            <text:p>1800</text:p>
          </table:table-cell>
          <table:table-cell table:style-name="ce8" office:value-type="currency" office:value="72500">
            <text:p>$72,5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8">
            <text:p>1998</text:p>
          </table:table-cell>
          <table:table-cell table:style-name="Input" office:value-type="string">
            <text:p>Los Angeles</text:p>
          </table:table-cell>
          <table:table-cell table:style-name="Input" office:value-type="string">
            <text:p>Mobile Phone</text:p>
          </table:table-cell>
          <table:table-cell table:style-name="Input_20_in_20_Units" office:value-type="float" office:value="2100">
            <text:p>2100</text:p>
          </table:table-cell>
          <table:table-cell table:style-name="ce8" office:value-type="currency" office:value="293400">
            <text:p>$293,4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8">
            <text:p>1998</text:p>
          </table:table-cell>
          <table:table-cell table:style-name="Input" office:value-type="string">
            <text:p>Los Angeles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1100">
            <text:p>1100</text:p>
          </table:table-cell>
          <table:table-cell table:style-name="ce8" office:value-type="currency" office:value="32725">
            <text:p>$32,725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8">
            <text:p>1998</text:p>
          </table:table-cell>
          <table:table-cell table:style-name="Input" office:value-type="string">
            <text:p>New York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800">
            <text:p>800</text:p>
          </table:table-cell>
          <table:table-cell table:style-name="ce8" office:value-type="currency" office:value="30000">
            <text:p>$30,0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8">
            <text:p>1998</text:p>
          </table:table-cell>
          <table:table-cell table:style-name="Input" office:value-type="string">
            <text:p>New York</text:p>
          </table:table-cell>
          <table:table-cell table:style-name="Input" office:value-type="string">
            <text:p>Mobile Phone</text:p>
          </table:table-cell>
          <table:table-cell table:style-name="Input_20_in_20_Units" office:value-type="float" office:value="1600">
            <text:p>1600</text:p>
          </table:table-cell>
          <table:table-cell table:style-name="ce8" office:value-type="currency" office:value="220050">
            <text:p>$220,0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8">
            <text:p>1998</text:p>
          </table:table-cell>
          <table:table-cell table:style-name="Input" office:value-type="string">
            <text:p>New York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1700">
            <text:p>1700</text:p>
          </table:table-cell>
          <table:table-cell table:style-name="ce8" office:value-type="currency" office:value="51000">
            <text:p>$51,0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8">
            <text:p>1998</text:p>
          </table:table-cell>
          <table:table-cell table:style-name="Input" office:value-type="string">
            <text:p>San Francisco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1200">
            <text:p>1200</text:p>
          </table:table-cell>
          <table:table-cell table:style-name="ce8" office:value-type="currency" office:value="50000">
            <text:p>$50,0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8">
            <text:p>1998</text:p>
          </table:table-cell>
          <table:table-cell table:style-name="Input" office:value-type="string">
            <text:p>San Francisco</text:p>
          </table:table-cell>
          <table:table-cell table:style-name="Input" office:value-type="string">
            <text:p>Mobile Phone</text:p>
          </table:table-cell>
          <table:table-cell table:style-name="Input_20_in_20_Units" office:value-type="float" office:value="2600">
            <text:p>2600</text:p>
          </table:table-cell>
          <table:table-cell table:style-name="ce8" office:value-type="currency" office:value="366750">
            <text:p>$366,7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8">
            <text:p>1998</text:p>
          </table:table-cell>
          <table:table-cell table:style-name="Input" office:value-type="string">
            <text:p>San Francisco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6400">
            <text:p>6400</text:p>
          </table:table-cell>
          <table:table-cell table:style-name="ce8" office:value-type="currency" office:value="191250">
            <text:p>$191,2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8">
            <text:p>1998</text:p>
          </table:table-cell>
          <table:table-cell table:style-name="Input" office:value-type="string">
            <text:p>Chicago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500">
            <text:p>500</text:p>
          </table:table-cell>
          <table:table-cell table:style-name="ce8" office:value-type="currency" office:value="17500">
            <text:p>$17,5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8">
            <text:p>1998</text:p>
          </table:table-cell>
          <table:table-cell table:style-name="Input" office:value-type="string">
            <text:p>Chicago</text:p>
          </table:table-cell>
          <table:table-cell table:style-name="Input" office:value-type="string">
            <text:p>Mobile Phone</text:p>
          </table:table-cell>
          <table:table-cell table:style-name="Input_20_in_20_Units" office:value-type="float" office:value="400">
            <text:p>400</text:p>
          </table:table-cell>
          <table:table-cell table:style-name="ce8" office:value-type="currency" office:value="48900">
            <text:p>$48,9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8">
            <text:p>1998</text:p>
          </table:table-cell>
          <table:table-cell table:style-name="Input" office:value-type="string">
            <text:p>Chicago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5600">
            <text:p>5600</text:p>
          </table:table-cell>
          <table:table-cell table:style-name="ce8" office:value-type="currency" office:value="165750">
            <text:p>$165,7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8">
            <text:p>1998</text:p>
          </table:table-cell>
          <table:table-cell table:style-name="Input" office:value-type="string">
            <text:p>Denver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500">
            <text:p>500</text:p>
          </table:table-cell>
          <table:table-cell table:style-name="ce8" office:value-type="currency" office:value="17500">
            <text:p>$17,5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8">
            <text:p>1998</text:p>
          </table:table-cell>
          <table:table-cell table:style-name="Input" office:value-type="string">
            <text:p>Denver</text:p>
          </table:table-cell>
          <table:table-cell table:style-name="Input" office:value-type="string">
            <text:p>Mobile Phone</text:p>
          </table:table-cell>
          <table:table-cell table:style-name="Input_20_in_20_Units" office:value-type="float" office:value="600">
            <text:p>600</text:p>
          </table:table-cell>
          <table:table-cell table:style-name="ce8" office:value-type="currency" office:value="73350">
            <text:p>$73,3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8">
            <text:p>1998</text:p>
          </table:table-cell>
          <table:table-cell table:style-name="Input" office:value-type="string">
            <text:p>Denver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1700">
            <text:p>1700</text:p>
          </table:table-cell>
          <table:table-cell table:style-name="ce8" office:value-type="currency" office:value="51000">
            <text:p>$51,0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8">
            <text:p>1998</text:p>
          </table:table-cell>
          <table:table-cell table:style-name="Input" office:value-type="string">
            <text:p>St. Louis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1000">
            <text:p>1000</text:p>
          </table:table-cell>
          <table:table-cell table:style-name="ce8" office:value-type="currency" office:value="42500">
            <text:p>$42,5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8">
            <text:p>1998</text:p>
          </table:table-cell>
          <table:table-cell table:style-name="Input" office:value-type="string">
            <text:p>St. Louis</text:p>
          </table:table-cell>
          <table:table-cell table:style-name="Input" office:value-type="string">
            <text:p>Mobile Phone</text:p>
          </table:table-cell>
          <table:table-cell table:style-name="Input_20_in_20_Units" office:value-type="float" office:value="600">
            <text:p>600</text:p>
          </table:table-cell>
          <table:table-cell table:style-name="ce8" office:value-type="currency" office:value="73350">
            <text:p>$73,3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8">
            <text:p>1998</text:p>
          </table:table-cell>
          <table:table-cell table:style-name="Input" office:value-type="string">
            <text:p>St. Louis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3400">
            <text:p>3400</text:p>
          </table:table-cell>
          <table:table-cell table:style-name="ce8" office:value-type="currency" office:value="102000">
            <text:p>$102,0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8">
            <text:p>1998</text:p>
          </table:table-cell>
          <table:table-cell table:style-name="Input" office:value-type="string">
            <text:p>Phoenix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500">
            <text:p>500</text:p>
          </table:table-cell>
          <table:table-cell table:style-name="ce8" office:value-type="currency" office:value="17500">
            <text:p>$17,5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8">
            <text:p>1998</text:p>
          </table:table-cell>
          <table:table-cell table:style-name="Input" office:value-type="string">
            <text:p>Phoenix</text:p>
          </table:table-cell>
          <table:table-cell table:style-name="Input" office:value-type="string">
            <text:p>Mobile Phone</text:p>
          </table:table-cell>
          <table:table-cell table:style-name="Input_20_in_20_Units" office:value-type="float" office:value="600">
            <text:p>600</text:p>
          </table:table-cell>
          <table:table-cell table:style-name="ce8" office:value-type="currency" office:value="73350">
            <text:p>$73,3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8">
            <text:p>1998</text:p>
          </table:table-cell>
          <table:table-cell table:style-name="Input" office:value-type="string">
            <text:p>Phoenix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1600">
            <text:p>1600</text:p>
          </table:table-cell>
          <table:table-cell table:style-name="ce8" office:value-type="currency" office:value="46750">
            <text:p>$46,7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8">
            <text:p>1998</text:p>
          </table:table-cell>
          <table:table-cell table:style-name="Input" office:value-type="string">
            <text:p>Detroit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1300">
            <text:p>1300</text:p>
          </table:table-cell>
          <table:table-cell table:style-name="ce8" office:value-type="currency" office:value="52500">
            <text:p>$52,5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8">
            <text:p>1998</text:p>
          </table:table-cell>
          <table:table-cell table:style-name="Input" office:value-type="string">
            <text:p>Detroit</text:p>
          </table:table-cell>
          <table:table-cell table:style-name="Input" office:value-type="string">
            <text:p>Mobile Phone</text:p>
          </table:table-cell>
          <table:table-cell table:style-name="Input_20_in_20_Units" office:value-type="float" office:value="2600">
            <text:p>2600</text:p>
          </table:table-cell>
          <table:table-cell table:style-name="ce8" office:value-type="currency" office:value="366750">
            <text:p>$366,7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8">
            <text:p>1998</text:p>
          </table:table-cell>
          <table:table-cell table:style-name="Input" office:value-type="string">
            <text:p>Detroit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7400">
            <text:p>7400</text:p>
          </table:table-cell>
          <table:table-cell table:style-name="ce8" office:value-type="currency" office:value="221000">
            <text:p>$221,0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8">
            <text:p>1998</text:p>
          </table:table-cell>
          <table:table-cell table:style-name="Input" office:value-type="string">
            <text:p>Miami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1600">
            <text:p>1600</text:p>
          </table:table-cell>
          <table:table-cell table:style-name="ce8" office:value-type="currency" office:value="67500">
            <text:p>$67,5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8">
            <text:p>1998</text:p>
          </table:table-cell>
          <table:table-cell table:style-name="Input" office:value-type="string">
            <text:p>Miami</text:p>
          </table:table-cell>
          <table:table-cell table:style-name="Input" office:value-type="string">
            <text:p>Mobile Phone</text:p>
          </table:table-cell>
          <table:table-cell table:style-name="Input_20_in_20_Units" office:value-type="float" office:value="3300">
            <text:p>3300</text:p>
          </table:table-cell>
          <table:table-cell table:style-name="ce8" office:value-type="currency" office:value="464550">
            <text:p>$464,5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8">
            <text:p>1998</text:p>
          </table:table-cell>
          <table:table-cell table:style-name="Input" office:value-type="string">
            <text:p>Miami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4200">
            <text:p>4200</text:p>
          </table:table-cell>
          <table:table-cell table:style-name="ce8" office:value-type="currency" office:value="123250">
            <text:p>$123,25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9">
            <text:p>1999</text:p>
          </table:table-cell>
          <table:table-cell table:style-name="Input" office:value-type="string">
            <text:p>Boston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600">
            <text:p>600</text:p>
          </table:table-cell>
          <table:table-cell table:style-name="ce8" office:value-type="currency" office:value="21000">
            <text:p>$21,0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9">
            <text:p>1999</text:p>
          </table:table-cell>
          <table:table-cell table:style-name="Input" office:value-type="string">
            <text:p>Boston</text:p>
          </table:table-cell>
          <table:table-cell table:style-name="Input" office:value-type="string">
            <text:p>Mobile Phone</text:p>
          </table:table-cell>
          <table:table-cell table:style-name="Input_20_in_20_Units" office:value-type="float" office:value="1400">
            <text:p>1400</text:p>
          </table:table-cell>
          <table:table-cell table:style-name="ce8" office:value-type="currency" office:value="210000">
            <text:p>$210,0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9">
            <text:p>1999</text:p>
          </table:table-cell>
          <table:table-cell table:style-name="Input" office:value-type="string">
            <text:p>Boston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220">
            <text:p>220</text:p>
          </table:table-cell>
          <table:table-cell table:style-name="ce8" office:value-type="currency" office:value="5500">
            <text:p>$5,5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9">
            <text:p>1999</text:p>
          </table:table-cell>
          <table:table-cell table:style-name="Input" office:value-type="string">
            <text:p>Atlanta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300">
            <text:p>300</text:p>
          </table:table-cell>
          <table:table-cell table:style-name="ce8" office:value-type="currency" office:value="9000">
            <text:p>$9,0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9">
            <text:p>1999</text:p>
          </table:table-cell>
          <table:table-cell table:style-name="Input" office:value-type="string">
            <text:p>Atlanta</text:p>
          </table:table-cell>
          <table:table-cell table:style-name="Input" office:value-type="string">
            <text:p>Mobile Phone</text:p>
          </table:table-cell>
          <table:table-cell table:style-name="Input_20_in_20_Units" office:value-type="float" office:value="650">
            <text:p>650</text:p>
          </table:table-cell>
          <table:table-cell table:style-name="ce8" office:value-type="currency" office:value="97500">
            <text:p>$97,5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9">
            <text:p>1999</text:p>
          </table:table-cell>
          <table:table-cell table:style-name="Input" office:value-type="string">
            <text:p>Atlanta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900">
            <text:p>900</text:p>
          </table:table-cell>
          <table:table-cell table:style-name="ce8" office:value-type="currency" office:value="22500">
            <text:p>$22,5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9">
            <text:p>1999</text:p>
          </table:table-cell>
          <table:table-cell table:style-name="Input" office:value-type="string">
            <text:p>Dallas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800">
            <text:p>800</text:p>
          </table:table-cell>
          <table:table-cell table:style-name="ce8" office:value-type="currency" office:value="28000">
            <text:p>$28,0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9">
            <text:p>1999</text:p>
          </table:table-cell>
          <table:table-cell table:style-name="Input" office:value-type="string">
            <text:p>Dallas</text:p>
          </table:table-cell>
          <table:table-cell table:style-name="Input" office:value-type="string">
            <text:p>Mobile Phone</text:p>
          </table:table-cell>
          <table:table-cell table:style-name="Input_20_in_20_Units" office:value-type="float" office:value="800">
            <text:p>800</text:p>
          </table:table-cell>
          <table:table-cell table:style-name="ce8" office:value-type="currency" office:value="120000">
            <text:p>$120,0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9">
            <text:p>1999</text:p>
          </table:table-cell>
          <table:table-cell table:style-name="Input" office:value-type="string">
            <text:p>Dallas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2800">
            <text:p>2800</text:p>
          </table:table-cell>
          <table:table-cell table:style-name="ce8" office:value-type="currency" office:value="70000">
            <text:p>$70,0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9">
            <text:p>1999</text:p>
          </table:table-cell>
          <table:table-cell table:style-name="Input" office:value-type="string">
            <text:p>Los Angeles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1800">
            <text:p>1800</text:p>
          </table:table-cell>
          <table:table-cell table:style-name="ce8" office:value-type="currency" office:value="6300">
            <text:p>$6,3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9">
            <text:p>1999</text:p>
          </table:table-cell>
          <table:table-cell table:style-name="Input" office:value-type="string">
            <text:p>Los Angeles</text:p>
          </table:table-cell>
          <table:table-cell table:style-name="Input" office:value-type="string">
            <text:p>Mobile Phone</text:p>
          </table:table-cell>
          <table:table-cell table:style-name="Input_20_in_20_Units" office:value-type="float" office:value="2000">
            <text:p>2000</text:p>
          </table:table-cell>
          <table:table-cell table:style-name="ce8" office:value-type="currency" office:value="300000">
            <text:p>$300,0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9">
            <text:p>1999</text:p>
          </table:table-cell>
          <table:table-cell table:style-name="Input" office:value-type="string">
            <text:p>Los Angeles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1200">
            <text:p>1200</text:p>
          </table:table-cell>
          <table:table-cell table:style-name="ce8" office:value-type="currency" office:value="30000">
            <text:p>$30,0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9">
            <text:p>1999</text:p>
          </table:table-cell>
          <table:table-cell table:style-name="Input" office:value-type="string">
            <text:p>New York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1000">
            <text:p>1000</text:p>
          </table:table-cell>
          <table:table-cell table:style-name="ce8" office:value-type="currency" office:value="35000">
            <text:p>$35,0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9">
            <text:p>1999</text:p>
          </table:table-cell>
          <table:table-cell table:style-name="Input" office:value-type="string">
            <text:p>New York</text:p>
          </table:table-cell>
          <table:table-cell table:style-name="Input" office:value-type="string">
            <text:p>Mobile Phone</text:p>
          </table:table-cell>
          <table:table-cell table:style-name="Input_20_in_20_Units" office:value-type="float" office:value="1800">
            <text:p>1800</text:p>
          </table:table-cell>
          <table:table-cell table:style-name="ce8" office:value-type="currency" office:value="270000">
            <text:p>$270,0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9">
            <text:p>1999</text:p>
          </table:table-cell>
          <table:table-cell table:style-name="Input" office:value-type="string">
            <text:p>New York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1800">
            <text:p>1800</text:p>
          </table:table-cell>
          <table:table-cell table:style-name="ce8" office:value-type="currency" office:value="45000">
            <text:p>$45,0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9">
            <text:p>1999</text:p>
          </table:table-cell>
          <table:table-cell table:style-name="Input" office:value-type="string">
            <text:p>San Francisco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1500">
            <text:p>1500</text:p>
          </table:table-cell>
          <table:table-cell table:style-name="ce8" office:value-type="currency" office:value="57500">
            <text:p>$57,5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9">
            <text:p>1999</text:p>
          </table:table-cell>
          <table:table-cell table:style-name="Input" office:value-type="string">
            <text:p>San Francisco</text:p>
          </table:table-cell>
          <table:table-cell table:style-name="Input" office:value-type="string">
            <text:p>Mobile Phone</text:p>
          </table:table-cell>
          <table:table-cell table:style-name="Input_20_in_20_Units" office:value-type="float" office:value="2800">
            <text:p>2800</text:p>
          </table:table-cell>
          <table:table-cell table:style-name="ce8" office:value-type="currency" office:value="390000">
            <text:p>$390,0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9">
            <text:p>1999</text:p>
          </table:table-cell>
          <table:table-cell table:style-name="Input" office:value-type="string">
            <text:p>San Francisco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6800">
            <text:p>6800</text:p>
          </table:table-cell>
          <table:table-cell table:style-name="ce8" office:value-type="currency" office:value="170000">
            <text:p>$170,0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9">
            <text:p>1999</text:p>
          </table:table-cell>
          <table:table-cell table:style-name="Input" office:value-type="string">
            <text:p>Chicago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400">
            <text:p>400</text:p>
          </table:table-cell>
          <table:table-cell table:style-name="ce8" office:value-type="currency" office:value="14000">
            <text:p>$14,0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9">
            <text:p>1999</text:p>
          </table:table-cell>
          <table:table-cell table:style-name="Input" office:value-type="string">
            <text:p>Chicago</text:p>
          </table:table-cell>
          <table:table-cell table:style-name="Input" office:value-type="string">
            <text:p>Mobile Phone</text:p>
          </table:table-cell>
          <table:table-cell table:style-name="Input_20_in_20_Units" office:value-type="float" office:value="450">
            <text:p>450</text:p>
          </table:table-cell>
          <table:table-cell table:style-name="ce8" office:value-type="currency" office:value="67500">
            <text:p>$67,5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9">
            <text:p>1999</text:p>
          </table:table-cell>
          <table:table-cell table:style-name="Input" office:value-type="string">
            <text:p>Chicago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6000">
            <text:p>6000</text:p>
          </table:table-cell>
          <table:table-cell table:style-name="ce8" office:value-type="currency" office:value="150000">
            <text:p>$150,0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9">
            <text:p>1999</text:p>
          </table:table-cell>
          <table:table-cell table:style-name="Input" office:value-type="string">
            <text:p>Denver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600">
            <text:p>600</text:p>
          </table:table-cell>
          <table:table-cell table:style-name="ce8" office:value-type="currency" office:value="21000">
            <text:p>$21,0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9">
            <text:p>1999</text:p>
          </table:table-cell>
          <table:table-cell table:style-name="Input" office:value-type="string">
            <text:p>Denver</text:p>
          </table:table-cell>
          <table:table-cell table:style-name="Input" office:value-type="string">
            <text:p>Mobile Phone</text:p>
          </table:table-cell>
          <table:table-cell table:style-name="Input_20_in_20_Units" office:value-type="float" office:value="500">
            <text:p>500</text:p>
          </table:table-cell>
          <table:table-cell table:style-name="ce8" office:value-type="currency" office:value="75000">
            <text:p>$75,0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9">
            <text:p>1999</text:p>
          </table:table-cell>
          <table:table-cell table:style-name="Input" office:value-type="string">
            <text:p>Denver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2000">
            <text:p>2000</text:p>
          </table:table-cell>
          <table:table-cell table:style-name="ce8" office:value-type="currency" office:value="50000">
            <text:p>$50,0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9">
            <text:p>1999</text:p>
          </table:table-cell>
          <table:table-cell table:style-name="Input" office:value-type="string">
            <text:p>St. Louis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1000">
            <text:p>1000</text:p>
          </table:table-cell>
          <table:table-cell table:style-name="ce8" office:value-type="currency" office:value="35000">
            <text:p>$35,0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9">
            <text:p>1999</text:p>
          </table:table-cell>
          <table:table-cell table:style-name="Input" office:value-type="string">
            <text:p>St. Louis</text:p>
          </table:table-cell>
          <table:table-cell table:style-name="Input" office:value-type="string">
            <text:p>Mobile Phone</text:p>
          </table:table-cell>
          <table:table-cell table:style-name="Input_20_in_20_Units" office:value-type="float" office:value="550">
            <text:p>550</text:p>
          </table:table-cell>
          <table:table-cell table:style-name="ce8" office:value-type="currency" office:value="82500">
            <text:p>$82,5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9">
            <text:p>1999</text:p>
          </table:table-cell>
          <table:table-cell table:style-name="Input" office:value-type="string">
            <text:p>St. Louis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3900">
            <text:p>3900</text:p>
          </table:table-cell>
          <table:table-cell table:style-name="ce8" office:value-type="currency" office:value="97500">
            <text:p>$97,5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9">
            <text:p>1999</text:p>
          </table:table-cell>
          <table:table-cell table:style-name="Input" office:value-type="string">
            <text:p>Phoenix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600">
            <text:p>600</text:p>
          </table:table-cell>
          <table:table-cell table:style-name="ce8" office:value-type="currency" office:value="21000">
            <text:p>$21,0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9">
            <text:p>1999</text:p>
          </table:table-cell>
          <table:table-cell table:style-name="Input" office:value-type="string">
            <text:p>Phoenix</text:p>
          </table:table-cell>
          <table:table-cell table:style-name="Input" office:value-type="string">
            <text:p>Mobile Phone</text:p>
          </table:table-cell>
          <table:table-cell table:style-name="Input_20_in_20_Units" office:value-type="float" office:value="650">
            <text:p>650</text:p>
          </table:table-cell>
          <table:table-cell table:style-name="ce8" office:value-type="currency" office:value="97500">
            <text:p>$97,5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9">
            <text:p>1999</text:p>
          </table:table-cell>
          <table:table-cell table:style-name="Input" office:value-type="string">
            <text:p>Phoenix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1800">
            <text:p>1800</text:p>
          </table:table-cell>
          <table:table-cell table:style-name="ce8" office:value-type="currency" office:value="45000">
            <text:p>$45,0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9">
            <text:p>1999</text:p>
          </table:table-cell>
          <table:table-cell table:style-name="Input" office:value-type="string">
            <text:p>Detroit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1500">
            <text:p>1500</text:p>
          </table:table-cell>
          <table:table-cell table:style-name="ce8" office:value-type="currency" office:value="57500">
            <text:p>$57,5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9">
            <text:p>1999</text:p>
          </table:table-cell>
          <table:table-cell table:style-name="Input" office:value-type="string">
            <text:p>Detroit</text:p>
          </table:table-cell>
          <table:table-cell table:style-name="Input" office:value-type="string">
            <text:p>Mobile Phone</text:p>
          </table:table-cell>
          <table:table-cell table:style-name="Input_20_in_20_Units" office:value-type="float" office:value="2700">
            <text:p>2700</text:p>
          </table:table-cell>
          <table:table-cell table:style-name="ce8" office:value-type="currency" office:value="405000">
            <text:p>$405,0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9">
            <text:p>1999</text:p>
          </table:table-cell>
          <table:table-cell table:style-name="Input" office:value-type="string">
            <text:p>Detroit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8500">
            <text:p>8500</text:p>
          </table:table-cell>
          <table:table-cell table:style-name="ce8" office:value-type="currency" office:value="212500">
            <text:p>$212,5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9">
            <text:p>1999</text:p>
          </table:table-cell>
          <table:table-cell table:style-name="Input" office:value-type="string">
            <text:p>Miami</text:p>
          </table:table-cell>
          <table:table-cell table:style-name="Input" office:value-type="string">
            <text:p>Answering Machine</text:p>
          </table:table-cell>
          <table:table-cell table:style-name="Input_20_in_20_Units" office:value-type="float" office:value="2000">
            <text:p>2000</text:p>
          </table:table-cell>
          <table:table-cell table:style-name="ce8" office:value-type="currency" office:value="70000">
            <text:p>$70,0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9">
            <text:p>1999</text:p>
          </table:table-cell>
          <table:table-cell table:style-name="Input" office:value-type="string">
            <text:p>Miami</text:p>
          </table:table-cell>
          <table:table-cell table:style-name="Input" office:value-type="string">
            <text:p>Mobile Phone</text:p>
          </table:table-cell>
          <table:table-cell table:style-name="Input_20_in_20_Units" office:value-type="float" office:value="3200">
            <text:p>3200</text:p>
          </table:table-cell>
          <table:table-cell table:style-name="ce8" office:value-type="currency" office:value="480000">
            <text:p>$480,0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2"/>
          <table:table-cell table:style-name="Card_20_L"/>
          <table:table-cell table:style-name="Input_20_Year" office:value-type="float" office:value="1999">
            <text:p>1999</text:p>
          </table:table-cell>
          <table:table-cell table:style-name="Input" office:value-type="string">
            <text:p>Miami</text:p>
          </table:table-cell>
          <table:table-cell table:style-name="Input" office:value-type="string">
            <text:p>Telephone</text:p>
          </table:table-cell>
          <table:table-cell table:style-name="Input_20_in_20_Units" office:value-type="float" office:value="4500">
            <text:p>4500</text:p>
          </table:table-cell>
          <table:table-cell table:style-name="ce8" office:value-type="currency" office:value="112500">
            <text:p>$112,500.00</text:p>
          </table:table-cell>
          <table:table-cell table:style-name="Card_20_R"/>
          <table:table-cell table:style-name="ce10"/>
          <table:table-cell table:number-columns-repeated="233"/>
        </table:table-row>
        <table:table-row table:style-name="ro1">
          <table:table-cell/>
          <table:table-cell table:style-name="ce3"/>
          <table:table-cell table:style-name="Card_20_BL"/>
          <table:table-cell table:style-name="Card_20_B" table:number-columns-repeated="5"/>
          <table:table-cell table:style-name="Card_20_BR"/>
          <table:table-cell table:style-name="ce10"/>
          <table:table-cell table:number-columns-repeated="233"/>
        </table:table-row>
        <table:table-row table:style-name="ro1">
          <table:table-cell/>
          <table:table-cell table:style-name="ce4"/>
          <table:table-cell table:style-name="ce7" table:number-columns-repeated="7"/>
          <table:table-cell table:style-name="ce11"/>
          <table:table-cell table:number-columns-repeated="233"/>
        </table:table-row>
        <table:table-row table:style-name="ro1" table:number-rows-repeated="31598">
          <table:table-cell table:number-columns-repeated="243"/>
        </table:table-row>
        <table:table-row table:style-name="ro1">
          <table:table-cell table:number-columns-repeated="24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.53cm"/>
      <style:text-properties style:font-name="Arial" fo:language="en" fo:country="US" style:font-name-asian="Arial Unicode MS" style:language-asian="en" style:country-asian="US" style:font-name-complex="Tahoma" style:language-complex="en" style:country-complex="US"/>
    </style:default-style>
    <number:number-style style:name="N5000" number:language="en" number:country="US">
      <number:number number:min-integer-digits="1"/>
    </number:number-style>
    <number:currency-style style:name="N5022P0" style:volatile="true" number:language="en" number:country="US" number:automatic-order="true">
      <number:currency-symbol/>
      <number:number number:decimal-places="0" number:min-integer-digits="1" number:grouping="true"/>
    </number:currency-style>
    <number:currency-style style:name="N5022" number:language="en" number:country="US" number:automatic-order="true">
      <style:text-properties fo:color="#ff0000"/>
      <number:text>-</number:text>
      <number:currency-symbol/>
      <number:number number:decimal-places="0" number:min-integer-digits="1" number:grouping="true"/>
      <style:map style:condition="value()&gt;=0" style:apply-style-name="N5022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DM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de" number:country="DE">DM</number:currency-symbol>
    </number:currency-style>
    <number:currency-style style:name="N109">
      <style:text-properties fo:color="#ff0000"/>
      <number:text>-</number:text>
      <number:number number: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9P0"/>
    </number:currency-style>
    <number:percentage-style style:name="N110">
      <number:number number:decimal-places="1" number:min-integer-digits="1"/>
      <number:text>%</number:text>
    </number:percentage-style>
    <number:currency-style style:name="N111">
      <number:number number:decimal-places="0" number:min-integer-digits="1"/>
      <number:text> </number:text>
      <number:currency-symbol>$</number:currency-symbol>
    </number:currency-style>
    <number:number-style style:name="N10109P0" style:volatile="true" number:language="de" number:country="DE">
      <number:number number:decimal-places="2" number:min-integer-digits="1" number:grouping="true"/>
      <number:text> EUR</number:text>
    </number:number-style>
    <number:number-style style:name="N10109" number:language="de" number:country="DE">
      <style:text-properties fo:color="#ff0000"/>
      <number:text>-</number:text>
      <number:number number:decimal-places="2" number:min-integer-digits="1" number:grouping="true"/>
      <number:text> EUR</number:text>
      <style:map style:condition="value()&gt;=0" style:apply-style-name="N10109P0"/>
    </number:number-style>
    <number:currency-style style:name="N10111P0" style:volatile="true" number:language="de" number:country="DE">
      <number:number number:decimal-places="2" number:min-integer-digits="1" number:grouping="true"/>
      <number:text> </number:text>
      <number:currency-symbol>€</number:currency-symbol>
    </number:currency-style>
    <number:currency-style style:name="N10111" number:language="de" number:country="DE" number:title="Benutzerdefiniert">
      <style:text-properties fo:color="#ff0000"/>
      <number:text>-</number:text>
      <number:number number:decimal-places="2" number:min-integer-digits="1" number:grouping="true"/>
      <number:text> </number:text>
      <number:currency-symbol>€</number:currency-symbol>
      <style:map style:condition="value()&gt;=0" style:apply-style-name="N10111P0"/>
    </number:currency-style>
    <number:currency-style style:name="N10113P0" style:volatile="true" number:language="de" number:country="DE">
      <number:number number:decimal-places="0" number:min-integer-digits="1" number:grouping="true"/>
      <number:text> </number:text>
      <number:currency-symbol>€</number:currency-symbol>
    </number:currency-style>
    <number:currency-style style:name="N10113" number:language="de" number:country="DE" number:title="Benutzerdefiniert">
      <style:text-properties fo:color="#ff0000"/>
      <number:text>-</number:text>
      <number:number number:decimal-places="0" number:min-integer-digits="1" number:grouping="true"/>
      <number:text> </number:text>
      <number:currency-symbol>€</number:currency-symbol>
      <style:map style:condition="value()&gt;=0" style:apply-style-name="N10113P0"/>
    </number:currency-style>
    <style:style style:name="Default" style:family="table-cell" style:data-style-name="N5000">
      <style:table-cell-properties style:text-align-source="value-type" style:repeat-content="false" style:vertical-align="middle"/>
      <style:text-properties fo:language="en" fo:country="US"/>
    </style:style>
    <style:style style:name="Result" style:family="table-cell" style:parent-style-name="Default" style:data-style-name="N5022">
      <style:table-cell-properties fo:background-color="#e6e6e6" fo:border="0.002cm solid #000000"/>
      <style:text-properties fo:font-style="normal" style:text-underline-style="none" fo:font-weight="normal"/>
    </style:style>
    <style:style style:name="Result2" style:family="table-cell" style:parent-style-name="Result">
      <style:text-properties fo:font-weight="bold"/>
    </style:style>
    <style:style style:name="Heading" style:family="table-cell" style:parent-style-name="Default" style:data-style-name="N5000">
      <style:table-cell-properties fo:background-color="#000080" style:text-align-source="fix" style:repeat-content="false" fo:border="0.002cm solid #000080"/>
      <style:paragraph-properties fo:text-align="center"/>
      <style:text-properties fo:color="#e6e6ff" fo:font-size="18pt" fo:font-style="normal" fo:font-weight="bold"/>
    </style:style>
    <style:style style:name="Heading1" style:family="table-cell" style:parent-style-name="Heading" style:data-style-name="N5000">
      <style:table-cell-properties fo:background-color="#e6e6ff"/>
      <style:text-properties fo:color="#000080" fo:font-size="10pt"/>
    </style:style>
    <style:style style:name="Background" style:family="table-cell" style:parent-style-name="Default" style:data-style-name="N5000">
      <style:table-cell-properties fo:background-color="#000080"/>
      <style:text-properties fo:color="#c0c0c0"/>
    </style:style>
    <style:style style:name="Card" style:family="table-cell" style:parent-style-name="Default" style:data-style-name="N5000">
      <style:table-cell-properties fo:background-color="#e6e6ff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5022">
      <style:table-cell-properties style:cell-protect="none" style:print-content="true" style:text-align-source="value-type" style:repeat-content="false" fo:background-color="transparent" fo:border="0.002cm solid #000000" style:shadow="none"/>
    </style:style>
    <style:style style:name="Card_20_TL" style:display-name="Card TL" style:family="table-cell" style:parent-style-name="Card" style:data-style-name="N5000">
      <style:table-cell-properties fo:border-bottom="none" fo:border-left="0.002cm solid #000080" fo:border-right="none" fo:border-top="0.002cm solid #000080"/>
    </style:style>
    <style:style style:name="Card_20_T" style:display-name="Card T" style:family="table-cell" style:parent-style-name="Card" style:data-style-name="N5000">
      <style:table-cell-properties fo:border-bottom="none" fo:border-left="none" fo:border-right="none" fo:border-top="0.002cm solid #000080"/>
    </style:style>
    <style:style style:name="Card_20_TR" style:display-name="Card TR" style:family="table-cell" style:parent-style-name="Card" style:data-style-name="N5000">
      <style:table-cell-properties fo:border-bottom="none" fo:border-left="none" fo:border-right="0.002cm solid #000080" fo:border-top="0.002cm solid #000080"/>
    </style:style>
    <style:style style:name="Card_20_L" style:display-name="Card L" style:family="table-cell" style:parent-style-name="Card" style:data-style-name="N5000">
      <style:table-cell-properties fo:border-bottom="none" fo:border-left="0.002cm solid #000080" fo:border-right="none" fo:border-top="none"/>
    </style:style>
    <style:style style:name="Card_20_R" style:display-name="Card R" style:family="table-cell" style:parent-style-name="Card" style:data-style-name="N5000">
      <style:table-cell-properties fo:border-bottom="none" fo:border-left="none" fo:border-right="0.002cm solid #000080" fo:border-top="none"/>
    </style:style>
    <style:style style:name="Card_20_B" style:display-name="Card B" style:family="table-cell" style:parent-style-name="Card" style:data-style-name="N5000">
      <style:table-cell-properties fo:border-bottom="0.002cm solid #000080" fo:border-left="none" fo:border-right="none" fo:border-top="none"/>
    </style:style>
    <style:style style:name="Card_20_BL" style:display-name="Card BL" style:family="table-cell" style:parent-style-name="Card" style:data-style-name="N5000">
      <style:table-cell-properties fo:border-bottom="0.002cm solid #000080" fo:border-left="0.002cm solid #000080" fo:border-right="none" fo:border-top="none"/>
    </style:style>
    <style:style style:name="Card_20_BR" style:display-name="Card BR" style:family="table-cell" style:parent-style-name="Card" style:data-style-name="N5000">
      <style:table-cell-properties fo:border-bottom="0.002cm solid #000080" fo:border-left="none" fo:border-right="0.002cm solid #000080" fo:border-top="none"/>
    </style:style>
    <style:style style:name="Column_20_Header" style:display-name="Column Header" style:family="table-cell" style:parent-style-name="Card" style:data-style-name="N5000">
      <style:table-cell-properties style:text-align-source="fix" style:repeat-content="false" fo:border="0.002cm solid #000080" fo:padding="0.035cm" style:vertical-align="automatic"/>
      <style:paragraph-properties fo:text-align="center"/>
    </style:style>
    <style:style style:name="Input_20_Year" style:display-name="Input Year" style:family="table-cell" style:parent-style-name="Input" style:data-style-name="N5000"/>
    <style:style style:name="Input_20_in_20_Units" style:display-name="Input in Units" style:family="table-cell" style:parent-style-name="Input" style:data-style-name="N5000"/>
  </office:styles>
  <office:automatic-styles>
    <style:page-layout style:name="pm1">
      <style:page-layout-properties fo:page-width="21.59cm" fo:page-height="27.94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fo:page-width="21.59cm" fo:page-height="27.94cm" style:num-format="1" style:print-orientation="landscape" style:table-centering="horizontal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none" fo:padding="0cm" fo:background-color="transparent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/>
      <style:footer-left style:display="false"/>
    </style:master-page>
    <style:master-page style:name="Report" style:page-layout-name="pm2">
      <style:header style:display="false">
        <style:region-left>
          <text:p><text:sheet-name>???</text:sheet-name> (<text:title>???</text:title>)</text:p>
        </style:region-left>
        <style:region-right>
          <text:p><text:date style:data-style-name="N2" text:date-value="2006-11-30">2006.11.30</text:date>, <text:time>08:39:47</text:time></text:p>
        </style:region-right>
      </style:header>
      <style:header-left style:display="false"/>
      <style:footer>
        <text:p>Seit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dc:title>Data Analysis</dc:title>
    <dc:description>Sales statistics to test sorting, subtotals, datapilot functions, etc.</dc:description>
    <meta:initial-creator>Peter Thielmann</meta:initial-creator>
    <meta:creation-date>1999-09-17T17:03:06</meta:creation-date>
    <dc:creator>Peter Thielmann</dc:creator>
    <dc:date>2000-04-06T11:13:15</dc:date>
    <dc:language>en-US</dc:language>
    <meta:editing-cycles>33</meta:editing-cycles>
    <meta:editing-duration>PT1H54M12S</meta:editing-duration>
    <meta:user-defined meta:name="Info 0"/>
    <meta:user-defined meta:name="Info 1"/>
    <meta:user-defined meta:name="Info 2"/>
    <meta:user-defined meta:name="Info 3"/>
    <meta:document-statistic meta:table-count="1" meta:cell-count="1967"/>
  </office:meta>
</office:document-meta>
</file>